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Courier 10 Pitch" svg:font-family="'Courier 10 Pitch'" style:font-adornments="Normal"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Tableau9" style:family="table">
      <style:table-properties style:width="17cm" table:align="margins"/>
    </style:style>
    <style:style style:name="Tableau9.A" style:family="table-column">
      <style:table-column-properties style:column-width="5.611cm" style:rel-column-width="21629*"/>
    </style:style>
    <style:style style:name="Tableau9.B" style:family="table-column">
      <style:table-column-properties style:column-width="11.389cm" style:rel-column-width="43906*"/>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044cm" style:rel-column-width="11736*"/>
    </style:style>
    <style:style style:name="Tableau2.B" style:family="table-column">
      <style:table-column-properties style:column-width="3.408cm" style:rel-column-width="13136*"/>
    </style:style>
    <style:style style:name="Tableau2.C" style:family="table-column">
      <style:table-column-properties style:column-width="10.548cm" style:rel-column-width="40663*"/>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table:align="left"/>
    </style:style>
    <style:style style:name="Tableau8.A" style:family="table-column">
      <style:table-column-properties style:column-width="4.154cm"/>
    </style:style>
    <style:style style:name="Tableau8.B" style:family="table-column">
      <style:table-column-properties style:column-width="6.482cm"/>
    </style:style>
    <style:style style:name="Tableau8.C" style:family="table-column">
      <style:table-column-properties style:column-width="3.36cm"/>
    </style:style>
    <style:style style:name="Tableau8.D" style:family="table-column">
      <style:table-column-properties style:column-width="3.016cm"/>
    </style:style>
    <style:style style:name="Tableau8.A1" style:family="table-cell">
      <style:table-cell-properties fo:padding="0.097cm" fo:border-left="0.05pt solid #000000" fo:border-right="none" fo:border-top="0.05pt solid #000000" fo:border-bottom="none"/>
    </style:style>
    <style:style style:name="Tableau8.B1" style:family="table-cell">
      <style:table-cell-properties fo:padding="0.097cm" fo:border-left="none" fo:border-right="none" fo:border-top="0.05pt solid #000000" fo:border-bottom="none"/>
    </style:style>
    <style:style style:name="Tableau8.D1" style:family="table-cell">
      <style:table-cell-properties fo:padding="0.097cm" fo:border-left="none" fo:border-right="0.05pt solid #000000" fo:border-top="0.05pt solid #000000" fo:border-bottom="none"/>
    </style:style>
    <style:style style:name="Tableau8.A2" style:family="table-cell">
      <style:table-cell-properties fo:padding="0.097cm" fo:border-left="0.05pt solid #000000" fo:border-right="none" fo:border-top="none" fo:border-bottom="none"/>
    </style:style>
    <style:style style:name="Tableau8.B2" style:family="table-cell">
      <style:table-cell-properties fo:padding="0.097cm" fo:border="none"/>
    </style:style>
    <style:style style:name="Tableau8.D2" style:family="table-cell">
      <style:table-cell-properties fo:padding="0.097cm" fo:border-left="none" fo:border-right="0.05pt solid #000000" fo:border-top="none" fo:border-bottom="none"/>
    </style:style>
    <style:style style:name="Tableau8.A20" style:family="table-cell">
      <style:table-cell-properties fo:padding="0.097cm" fo:border-left="0.05pt solid #000000" fo:border-right="none" fo:border-top="none" fo:border-bottom="0.05pt solid #000000"/>
    </style:style>
    <style:style style:name="Tableau8.B20" style:family="table-cell">
      <style:table-cell-properties fo:padding="0.097cm" fo:border-left="none" fo:border-right="none" fo:border-top="none" fo:border-bottom="0.05pt solid #000000"/>
    </style:style>
    <style:style style:name="Tableau8.D20" style:family="table-cell">
      <style:table-cell-properties fo:padding="0.097cm" fo:border-left="none"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3.044cm" style:rel-column-width="11736*"/>
    </style:style>
    <style:style style:name="Tableau6.B" style:family="table-column">
      <style:table-column-properties style:column-width="3.408cm" style:rel-column-width="13136*"/>
    </style:style>
    <style:style style:name="Tableau6.C" style:family="table-column">
      <style:table-column-properties style:column-width="10.548cm" style:rel-column-width="40663*"/>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3.044cm" style:rel-column-width="11736*"/>
    </style:style>
    <style:style style:name="Tableau7.B" style:family="table-column">
      <style:table-column-properties style:column-width="3.408cm" style:rel-column-width="13136*"/>
    </style:style>
    <style:style style:name="Tableau7.C" style:family="table-column">
      <style:table-column-properties style:column-width="10.548cm" style:rel-column-width="40663*"/>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3.044cm" style:rel-column-width="11736*"/>
    </style:style>
    <style:style style:name="Tableau5.B" style:family="table-column">
      <style:table-column-properties style:column-width="3.408cm" style:rel-column-width="13136*"/>
    </style:style>
    <style:style style:name="Tableau5.C" style:family="table-column">
      <style:table-column-properties style:column-width="10.548cm" style:rel-column-width="40663*"/>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14.552cm"/>
    </style:style>
    <style:style style:name="Tableau1.B" style:family="table-column">
      <style:table-column-properties style:column-width="2.461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2.32cm" style:rel-column-width="8941*"/>
    </style:style>
    <style:style style:name="Tableau3.B" style:family="table-column">
      <style:table-column-properties style:column-width="3.371cm" style:rel-column-width="12994*"/>
    </style:style>
    <style:style style:name="Tableau3.C" style:family="table-column">
      <style:table-column-properties style:column-width="11.31cm" style:rel-column-width="4360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3.044cm" style:rel-column-width="11736*"/>
    </style:style>
    <style:style style:name="Tableau4.B" style:family="table-column">
      <style:table-column-properties style:column-width="3.408cm" style:rel-column-width="13136*"/>
    </style:style>
    <style:style style:name="Tableau4.C" style:family="table-column">
      <style:table-column-properties style:column-width="10.548cm" style:rel-column-width="40663*"/>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style:font-name="Times New Roman1" fo:font-style="normal" style:font-style-asian="normal" style:font-style-complex="normal"/>
    </style:style>
    <style:style style:name="P3" style:family="paragraph" style:parent-style-name="Text_20_body">
      <style:paragraph-properties fo:margin-left="0cm" fo:margin-right="0cm" fo:text-align="center" style:justify-single-word="false" fo:text-indent="0cm" style:auto-text-indent="false"/>
    </style:style>
    <style:style style:name="P4" style:family="paragraph" style:parent-style-name="Text_20_body">
      <style:paragraph-properties fo:margin-left="0cm" fo:margin-right="0cm" fo:text-align="start" style:justify-single-word="false" fo:text-indent="0cm" style:auto-text-indent="false"/>
    </style:style>
    <style:style style:name="P5" style:family="paragraph" style:parent-style-name="Standard">
      <style:paragraph-properties fo:margin-left="0cm" fo:margin-right="0cm" fo:text-indent="0cm" style:auto-text-indent="false"/>
    </style:style>
    <style:style style:name="P6" style:family="paragraph" style:parent-style-name="Frame_20_contents">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fo:break-before="page"/>
    </style:style>
    <style:style style:name="P8" style:family="paragraph" style:parent-style-name="Text_20_body">
      <style:paragraph-properties fo:text-align="center" style:justify-single-word="false"/>
    </style:style>
    <style:style style:name="P9" style:family="paragraph" style:parent-style-name="Text_20_body">
      <style:text-properties style:font-name="Times New Roman"/>
    </style:style>
    <style:style style:name="P10" style:family="paragraph" style:parent-style-name="Text_20_body">
      <style:paragraph-properties fo:text-align="justify" style:justify-single-word="false"/>
      <style:text-properties style:font-name="Times New Roman"/>
    </style:style>
    <style:style style:name="P11" style:family="paragraph" style:parent-style-name="Text_20_body">
      <style:paragraph-properties fo:text-align="center" style:justify-single-word="false"/>
      <style:text-properties fo:font-style="italic" style:font-style-asian="italic" style:font-style-complex="italic"/>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text-align="justify" style:justify-single-word="false"/>
      <style:text-properties fo:font-style="normal" style:font-style-asian="normal" style:font-style-complex="normal"/>
    </style:style>
    <style:style style:name="P14" style:family="paragraph" style:parent-style-name="Heading">
      <style:paragraph-properties fo:text-align="center" style:justify-single-word="false"/>
    </style:style>
    <style:style style:name="P15" style:family="paragraph" style:parent-style-name="code-imformatique">
      <style:paragraph-properties fo:margin-left="0cm" fo:margin-right="0.101cm" fo:text-indent="0cm" style:auto-text-indent="false"/>
    </style:style>
    <style:style style:name="P16" style:family="paragraph" style:parent-style-name="code-imformatique">
      <style:paragraph-properties fo:margin-left="0cm" fo:margin-right="0.101cm" fo:text-indent="0cm" style:auto-text-indent="false"/>
      <style:text-properties style:font-name="Courier 10 Pitch" fo:font-size="10pt" fo:font-style="normal" style:font-size-asian="10.5pt" style:font-style-asian="normal" style:font-style-complex="normal"/>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Standard">
      <style:paragraph-properties fo:text-align="center" style:justify-single-word="false"/>
    </style:style>
    <style:style style:name="P19" style:family="paragraph" style:parent-style-name="Standard">
      <style:paragraph-properties fo:break-before="page"/>
    </style:style>
    <style:style style:name="P20" style:family="paragraph" style:parent-style-name="code-imformatique">
      <style:paragraph-properties fo:margin-left="0.026cm" fo:margin-right="0.101cm" fo:text-indent="0cm" style:auto-text-indent="false"/>
      <style:text-properties style:font-name="Courier 10 Pitch" fo:font-size="10pt" fo:font-style="normal" style:font-size-asian="10.5pt" style:font-style-asian="normal" style:font-style-complex="normal"/>
    </style:style>
    <style:style style:name="P21" style:family="paragraph" style:parent-style-name="Text_20_body">
      <style:text-properties fo:font-style="normal" style:font-style-asian="normal" style:font-style-complex="normal"/>
    </style:style>
    <style:style style:name="P22" style:family="paragraph" style:parent-style-name="Text_20_body" style:list-style-name="L1">
      <style:text-properties fo:font-style="normal" style:font-style-asian="normal" style:font-style-complex="normal"/>
    </style:style>
    <style:style style:name="P23" style:family="paragraph" style:parent-style-name="Text_20_body" style:list-style-name="L8">
      <style:text-properties fo:font-style="normal" style:font-style-asian="normal" style:font-style-complex="normal"/>
    </style:style>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5">
      <style:text-properties fo:font-size="13pt" fo:font-style="italic" fo:font-weight="bold" style:font-size-asian="13pt" style:font-style-asian="italic" style:font-weight-asian="bold" style:font-size-complex="13pt" style:font-style-complex="italic" style:font-weight-complex="bold"/>
    </style:style>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paragraph-properties fo:margin-left="0cm" fo:margin-right="0cm" fo:text-indent="0cm" style:auto-text-indent="false"/>
    </style:style>
    <style:style style:name="P31" style:family="paragraph" style:parent-style-name="Text_20_body">
      <style:paragraph-properties fo:margin-left="0cm" fo:margin-right="0cm" fo:text-indent="0cm" style:auto-text-indent="false"/>
      <style:text-properties fo:font-style="normal" style:font-style-asian="normal" style:font-style-complex="normal"/>
    </style:style>
    <style:style style:name="P32" style:family="paragraph" style:parent-style-name="Text_20_body" style:list-style-name="L2">
      <style:paragraph-properties fo:margin-left="0cm" fo:margin-right="0cm" fo:text-indent="0cm" style:auto-text-indent="false"/>
    </style:style>
    <style:style style:name="P33" style:family="paragraph" style:parent-style-name="code-imformatique">
      <style:paragraph-properties fo:margin-left="0.026cm" fo:margin-right="0.101cm" fo:text-indent="0cm" style:auto-text-indent="false"/>
      <style:text-properties style:font-name="Courier 10 Pitch" fo:font-size="10pt" fo:font-style="normal" style:font-size-asian="10.5pt" style:font-style-asian="normal" style:font-style-complex="normal"/>
    </style:style>
    <style:style style:name="P34" style:family="paragraph" style:parent-style-name="code-imformatique">
      <style:paragraph-properties fo:margin-left="0cm" fo:margin-right="0.101cm" fo:text-indent="0cm" style:auto-text-indent="false"/>
      <style:text-properties style:font-name="Courier 10 Pitch" fo:font-size="10pt" fo:font-style="normal" style:font-size-asian="10.5pt" style:font-style-asian="normal" style:font-style-complex="normal"/>
    </style:style>
    <style:style style:name="P35" style:family="paragraph" style:parent-style-name="Heading_20_1">
      <style:paragraph-properties fo:break-before="page"/>
    </style:style>
    <style:style style:name="P36" style:family="paragraph">
      <style:paragraph-properties fo:text-align="center"/>
    </style:style>
    <style:style style:name="P37"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2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8" style:family="paragraph">
      <style:paragraph-properties fo:margin-left="0cm" fo:margin-right="0cm" fo:margin-top="0cm" fo:margin-bottom="0cm" fo:line-height="100%" fo:text-indent="0cm"/>
    </style:style>
    <style:style style:name="P39" style:family="paragraph">
      <style:paragraph-properties fo:margin-left="0cm" fo:margin-right="0cm" fo:margin-top="0cm" fo:margin-bottom="0cm" fo:line-height="100%" fo:text-indent="0cm"/>
      <style:text-properties style:use-window-font-color="true" style:text-outline="false" style:text-line-through-style="none" style:font-name="Liberation Sans"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40"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0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2" style:family="paragraph">
      <style:paragraph-properties fo:margin-left="0cm" fo:margin-right="0cm" fo:margin-top="0cm" fo:margin-bottom="0cm" fo:line-height="100%" fo:text-indent="0cm"/>
      <style:text-properties style:use-window-font-color="true" style:text-outline="false" style:text-line-through-style="none" style:font-name="Liberation Sans" fo:font-size="12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1"/>
    </style:style>
    <style:style style:name="T2" style:family="text">
      <style:text-properties style:font-name="Times New Roman1" fo:font-weight="normal" style:font-weight-asian="normal" style:font-weight-complex="normal"/>
    </style:style>
    <style:style style:name="T3" style:family="text">
      <style:text-properties style:font-name="Times New Roman1" style:font-weight-complex="normal"/>
    </style:style>
    <style:style style:name="T4" style:family="text">
      <style:text-properties style:font-name="Times New Roman1" style:font-name-asian="Times New Roman1" style:font-name-complex="Times New Roman1" style:font-weight-complex="normal"/>
    </style:style>
    <style:style style:name="T5" style:family="text">
      <style:text-properties style:font-name="Times New Roman"/>
    </style:style>
    <style:style style:name="T6" style:family="text">
      <style:text-properties style:font-name="Times New Roman" fo:font-weight="normal" style:font-weight-asian="normal" style:font-weight-complex="normal"/>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style:font-weight-complex="normal"/>
    </style:style>
    <style:style style:name="T10" style:family="text">
      <style:text-properties style:font-name-asian="Times New Roman1" style:font-name-complex="Times New Roman1"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style:use-window-font-color="true" style:text-outline="false" style:text-line-through-style="none" style:font-name="Liberation Sans"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Liberation Sans" fo:font-size="12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style>
    <style:style style:name="gr7" style:family="graphic">
      <style:graphic-properties draw:marker-end="Extrémités_20_de_20_flèche_20_2" draw:textarea-horizontal-align="center" draw:textarea-vertical-align="middle" style:run-through="foreground"/>
    </style:style>
    <style:style style:name="gr8" style:family="graphic">
      <style:graphic-properties draw:textarea-horizontal-align="center" draw:textarea-vertical-align="middle" style:run-through="foreground"/>
    </style:style>
    <style:style style:name="gr9"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2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7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1.041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725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1.198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296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1.266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43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34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744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547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1.489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75cm" fo:min-width="1.57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66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566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1cm" fo:min-width="0.517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75cm" fo:min-width="0.132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882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37cm" fo:min-width="0.316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37cm" fo:min-width="1.376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37cm" fo:min-width="0.691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37cm" fo:min-width="0.693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0.533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2.618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2.323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1.332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44cm" fo:min-width="1.041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44cm" fo:min-width="0.725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44cm" fo:min-width="0.432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44cm" fo:min-width="0.34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44cm" fo:min-width="0.66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44cm" fo:min-width="0.566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44cm" fo:min-width="0.296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cm" fo:min-width="1.947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05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openBarter</text:p>
      <text:p text:style-name="P8"/>
      <text:p text:style-name="P10">openBarter implements a barter market place organized as a <text:span text:style-name="T13">central limit order book</text:span><text:span text:style-name="T11"> allowing exchange of fungible values between two or more partners in a single transaction</text:span>. It records orders of owners, and provides movements changing ownership of values according to orders and market rules.</text:p>
      <text:p text:style-name="P10"><draw:frame draw:style-name="fr1" draw:name="Cadre1" text:anchor-type="paragraph" svg:x="3.829cm" svg:y="0.37cm" svg:width="9.315cm" draw:z-index="0"><draw:text-box fo:min-height="4.625cm"><text:p text:style-name="Frame_20_contents"><draw:rect text:anchor-type="paragraph" draw:z-index="2" draw:style-name="gr2" draw:text-style-name="P36" svg:width="2.885cm" svg:height="3.731cm" svg:x="2.732cm" svg:y="0.423cm"><text:p text:style-name="P36">openBarter</text:p></draw:rect><draw:custom-shape text:anchor-type="paragraph" draw:z-index="1" draw:style-name="gr1" svg:width="2.805cm" svg:height="1.615cm" svg:x="5.616cm" svg:y="1.429cm"><text:p><text:s text:c="4"/>Movement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 draw:style-name="gr4" svg:width="1.482cm" svg:height="0.489cm" svg:x="0.907cm" svg:y="1.958cm"><draw:text-box><text:p>Orders</text:p></draw:text-box></draw:frame><draw:custom-shape text:anchor-type="paragraph" draw:z-index="3" draw:style-name="gr3" svg:width="2.019cm" svg:height="1.297cm" svg:x="0.714cm" svg:y="1.52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p text:style-name="P10"/>
      <text:p text:style-name="P10"/>
      <text:p text:style-name="P10"/>
      <text:p text:style-name="P10"/>
      <text:p text:style-name="P10"/>
      <text:p text:style-name="P10"/>
      <text:h text:style-name="Heading_20_1" text:outline-level="1">The market</text:h>
      <text:p text:style-name="Text_20_body">An order is expressed by the owner as:</text:p>
      <text:p text:style-name="P11">I want to provide a value in exchange of an other value</text:p>
      <text:p text:style-name="P13">The values provided and required are fungible values defined by a couple (quality,quantity) where the quality is a name and the quantity is an integer. A ratio between quantity offered and quantity required is used by the market instead of a price to compare competing orders.</text:p>
      <text:p text:style-name="P13">The market does not require a central value standard to express prices. </text:p>
      <text:p text:style-name="P12">The value provided is owned by the author of the order, and the quantity of the value required is the minimum expected in exchange<text:note text:id="ftn1" text:note-class="footnote"><text:note-citation>1</text:note-citation><text:note-body><text:p text:style-name="Footnote">Quality provided and quality required must be different.</text:p></text:note-body></text:note>. Two orders match when the quality provided by the first equals the one required by the other. <text:s/></text:p>
      <text:p text:style-name="P12">The market contains the order book - a set of pending orders - scanned for each new order inserted looking for possible matchings. The following process occurs when an order O is submitted: </text:p>
      <text:list xml:id="list18983422992" text:style-name="L1">
        <text:list-item>
          <text:p text:style-name="P22">The quantity available of O is set to the quantity provided,</text:p>
        </text:list-item>
        <text:list-item>
          <text:p text:style-name="P22">O is inserted in the order book,</text:p>
        </text:list-item>
        <text:list-item>
          <text:p text:style-name="P22">(<text:span text:style-name="T14">a</text:span>) If O does not form any cycle with pending orders, Stop. </text:p>
        </text:list-item>
        <text:list-item>
          <text:p text:style-name="P22">If O forms cycles with some pending orders a competition occurs to select a cycle C,</text:p>
        </text:list-item>
        <text:list-item>
          <text:p text:style-name="P22">for each order A of C the quantity available of A is used to create a movement and this quantity available is decreased of the same amount. The set of movements produced by C forms an agreement. </text:p>
        </text:list-item>
        <text:list-item>
          <text:p text:style-name="P22">Repeat from (<text:span text:style-name="T14">a</text:span>). </text:p>
        </text:list-item>
      </text:list>
      <text:p text:style-name="P12">This process is wrapped in a single transaction that can be rolled back in case of hardware failure. This atomicity insures that for a given quality of the order book, the sum of available quantities of orders providing this quality added to the sum of quantities of movements providing <text:soft-page-break/>this quality is unchanged by the transaction even if it fails.</text:p>
      <text:p text:style-name="P12">Movements define an agreement satisfying partially or entirely wants of orders of the cycle. A single transaction can produce several agreements and an order can produce several transactions. When the quantity available of an order becomes null, the order is removed.</text:p>
      <text:p text:style-name="P12">This process does not differ from that implemented on a regular market except that an agreement can contain more than two movements. The competition performed on cycles is the same <text:s text:c="2"/>as that of a regular market when these cycles are bilateral. <text:s/></text:p>
      <text:p text:style-name="P12">Exchange agreements are formed so that the maximum limit defined by the ratio (quantity provided/quantity required) is satisfied even if the quantity received is lower than that required by the matching order. </text:p>
      <text:h text:style-name="Heading_20_2" text:outline-level="2">Installation</text:h>
      <text:h text:style-name="Heading_20_3" text:outline-level="3">Build from sources</text:h>
      <text:p text:style-name="Text_20_body">Following instructions has been tested on linux 32 bits and 64 bits architecture with version 9.2 of postgreSql.</text:p>
      <text:p text:style-name="Text_20_body">Follow instructions of postgreSql manual to install the sources of the database.</text:p>
      <text:p text:style-name="Text_20_body">In the contrib/ directory of the sources of postgreSql, install the sources of openbarter using the package you downloaded from github:</text:p>
      <text:p text:style-name="code-imformatique">$ cd contrib</text:p>
      <text:p text:style-name="code-imformatique">$ gunzip olivierch-openBarter-vx.y.z.tar.gz</text:p>
      <text:p text:style-name="code-imformatique">$ tar xf olivierch-openBarter-vx.y.z.tar </text:p>
      <text:p text:style-name="Text_20_body">the package is compiled with:</text:p>
      <text:p text:style-name="code-imformatique">$ cd openBarter/src</text:p>
      <text:p text:style-name="code-imformatique">$ make <text:s/></text:p>
      <text:p text:style-name="code-imformatique">$ make install </text:p>
      <text:p text:style-name="Standard"/>
      <text:h text:style-name="Heading_20_3" text:outline-level="3">Tests</text:h>
      <text:p text:style-name="Text_20_body">To run tests, cd to openBarter/src and:</text:p>
      <text:p text:style-name="code-imformatique">$ make installcheck</text:p>
      <text:p text:style-name="code-imformatique">…</text:p>
      <text:p text:style-name="code-imformatique">============== running regression test queries <text:s text:c="7"/>============== </text:p>
      <text:p text:style-name="code-imformatique">test testflow_1 <text:s text:c="14"/>... ok </text:p>
      <text:p text:style-name="code-imformatique">test testflow_2 <text:s text:c="14"/>... ok </text:p>
      <text:p text:style-name="code-imformatique">test testflow_3 <text:s text:c="14"/>... ok </text:p>
      <text:p text:style-name="code-imformatique">test testflow_4 <text:s text:c="14"/>... ok </text:p>
      <text:p text:style-name="code-imformatique">test testflow_5 <text:s text:c="14"/>... ok </text:p>
      <text:p text:style-name="code-imformatique">test testflow_6 <text:s text:c="14"/>... ok </text:p>
      <text:p text:style-name="code-imformatique">============== shutting down postmaster <text:s text:c="14"/>============== </text:p>
      <text:p text:style-name="code-imformatique"/>
      <text:p text:style-name="code-imformatique">===================== </text:p>
      <text:p text:style-name="code-imformatique"><text:s/>All 6 tests passed. </text:p>
      <text:p text:style-name="code-imformatique">===================== </text:p>
      <text:h text:style-name="Heading_20_3" text:outline-level="3"><text:soft-page-break/>Install the model</text:h>
      <text:p text:style-name="Text_20_body">When the postgreSql server is running, the model can be installed. It is defined by the file openBarter/src/sql/model.sql. You must connect with a superuser role that is never user for market operations. When you are in openBarter/src:</text:p>
      <text:p text:style-name="code-imformatique">$ createdb market</text:p>
      <text:p text:style-name="code-imformatique">$ psql market</text:p>
      <text:p text:style-name="code-imformatique">psql (9.2.0) </text:p>
      <text:p text:style-name="code-imformatique">Type "help" for help. </text:p>
      <text:p text:style-name="code-imformatique"/>
      <text:p text:style-name="code-imformatique">market=# \i sql/model.sql</text:p>
      <text:p text:style-name="code-imformatique">…..</text:p>
      <text:p text:style-name="Text_20_body">The model does not depend of any schema, and creates roles <text:span text:style-name="T13">client</text:span> and <text:span text:style-name="T13">admin</text:span> if <text:s/>they do not <text:s/>exist yet. You quit psql by typing ctr-D.</text:p>
      <text:p text:style-name="Text_20_body">To start operation, just connect to the database as admin, and create some clients with the function <text:span text:style-name="T13">createuser</text:span> like this:</text:p>
      <text:p text:style-name="code-imformatique">$ psql -Uadmin market</text:p>
      <text:p text:style-name="code-imformatique">psql (9.2.0) </text:p>
      <text:p text:style-name="code-imformatique">Type "help" for help. </text:p>
      <text:p text:style-name="code-imformatique"/>
      <text:p text:style-name="code-imformatique">market=&gt; SELECT fcreateuser('client1'); </text:p>
      <text:p text:style-name="code-imformatique">fcreateuser </text:p>
      <text:p text:style-name="code-imformatique">------------- </text:p>
      <text:p text:style-name="code-imformatique"><text:s/></text:p>
      <text:p text:style-name="code-imformatique">(1 row) </text:p>
      <text:p text:style-name="Standard"/>
      <text:h text:style-name="Heading_20_3" text:outline-level="3">execute primitives </text:h>
      <text:p text:style-name="P12">This paragraph explains how commands behave with some examples. Connect as client1</text:p>
      <text:p text:style-name="code-imformatique">$ psql -Uclient1 market</text:p>
      <text:p text:style-name="code-imformatique">psql (9.2.0) </text:p>
      <text:p text:style-name="code-imformatique">Type "help" for help. </text:p>
      <text:p text:style-name="code-imformatique"/>
      <text:p text:style-name="Standard"/>
      <text:p text:style-name="P19"/>
      <text:h text:style-name="Heading_20_4" text:outline-level="4">simple bilateral exchange </text:h>
      <text:p text:style-name="P31">Insert an order of an owner 'own1' that provides a value ('q1',2000) in exchange of a value ('q2',1000):</text:p>
      <text:p text:style-name="P20">market=&gt; select * from finsertorder('own1','q1',2000,1000,'q2'); </text:p>
      <text:p text:style-name="P20">NOTICE: <text:s/>owner own1 created </text:p>
      <text:p text:style-name="P20">CONTEXT: <text:s/>PL/pgSQL function fgetowner(text,boolean) line 10 at assignment </text:p>
      <text:p text:style-name="P20">PL/pgSQL function finsertorder(text,text,bigint,bigint,text) line 35 at assignment </text:p>
      <text:p text:style-name="P20"><text:s/>id | uuid | own | nr | qtt_requ | np | qtt_prov | qtt_in | qtt_out | flows </text:p>
      <text:p text:style-name="P20">----+------+-----+----+----------+----+----------+--------+---------+------- </text:p>
      <text:p text:style-name="P20"><text:s text:c="2"/>1 | 1-1 <text:s/>| <text:s text:c="2"/>1 | <text:s/>2 | <text:s text:c="4"/>1000 | <text:s/>1 | <text:s text:c="4"/>2000 | <text:s text:c="5"/>0 | <text:s text:c="6"/>0 | [] </text:p>
      <text:p text:style-name="P20">(1 row)</text:p>
      <text:p text:style-name="P31">The order is inserted with id=1 and uuid='1-1'. A new owner 'own1' and qualities 'q1' and 'q2' are inserted with their respective id (1,1,2). <text:s/>qtt_in, qtt_out and flows are empty since the order book contains only <text:s/>this order. </text:p>
      <text:p text:style-name="P31">You can have a view of the order book with the command:</text:p>
      <text:p text:style-name="P20">market=&gt; select id,owner,qua_requ,qtt_requ,qua_prov,qtt_prov,qtt from vorder; </text:p>
      <text:p text:style-name="P20"><text:s/>id | owner | qua_requ | qtt_requ | qua_prov | qtt_prov | qtt <text:s/></text:p>
      <text:p text:style-name="P20">----+-------+----------+----------+----------+----------+------ </text:p>
      <text:p text:style-name="P20"><text:s text:c="2"/>1 | own1 <text:s/>| q2 <text:s text:c="6"/>| <text:s text:c="4"/>1000 | q1 <text:s text:c="6"/>| <text:s text:c="4"/>2000 | 2000 </text:p>
      <text:p text:style-name="P20">(1 row) </text:p>
      <text:p text:style-name="P31">and of tables of owners and qualities with:</text:p>
      <text:p text:style-name="P20">market=&gt; select * from towner; </text:p>
      <text:p text:style-name="P20">market=&gt; select * from tquality;</text:p>
      <text:p text:style-name="P31">Insert a new order :</text:p>
      <text:p text:style-name="P20">market=&gt; select * from finsertorder('own2','q2',1000,2000,'q1'); </text:p>
      <text:p text:style-name="P20">NOTICE: <text:s/>owner own2 created </text:p>
      <text:p text:style-name="P20">CONTEXT: <text:s/>PL/pgSQL function fgetowner(text,boolean) line 10 at assignment </text:p>
      <text:p text:style-name="P20">PL/pgSQL function finsertorder(text,text,bigint,bigint,text) line 35 at assignment </text:p>
      <text:p text:style-name="P20"><text:s/>id | uuid | own | nr | qtt_requ | np | qtt_prov | qtt_in | qtt_out | flows </text:p>
      <text:p text:style-name="P20">----+------+-----+----+----------+----+----------+--------+---------+------- </text:p>
      <text:p text:style-name="P20"><text:s text:c="2"/>1 | 1-2 <text:s/>| <text:s text:c="2"/>2 | <text:s/>1 | <text:s text:c="4"/>2000 | <text:s/>2 | <text:s text:c="4"/>1000 | <text:s text:c="2"/>2000 | <text:s text:c="3"/>1000 | [..] </text:p>
      <text:p text:style-name="P20">(1 row)</text:p>
      <text:p text:style-name="P31">This order produced a flows [..], a json object, that presented separately for clarity:</text:p>
      <text:p text:style-name="P20"><text:s/>[[</text:p>
      <text:p text:style-name="P20">{"id":1, "own":1,"nr":2,"qtt_requ":1000,"np":1,"qtt_prov":2000,"qtt":2000, "flowr":2000 },</text:p>
      <text:p text:style-name="P20">{"id":2,"own":2,"nr":1,"qtt_requ":2000,"np":2,"qtt_prov":1000,"qtt":1000,</text:p>
      <text:p text:style-name="P20">"flowr":1000 }]]</text:p>
      <text:p text:style-name="P20"/>
      <text:p text:style-name="P1"><text:span text:style-name="T11">A single bilateral exchange is created, where own1 provides (q1,2000) to own2 and own2 provides (q2,1000). Each movement presented within {} contains </text:span><text:span text:style-name="T13">id</text:span><text:span text:style-name="T11">, a reference to the order that produced the movement, </text:span><text:span text:style-name="T13">own</text:span><text:span text:style-name="T11"> the owner, </text:span><text:span text:style-name="T13">np</text:span><text:span text:style-name="T11"> the quality provided, </text:span><text:span text:style-name="T13">flowr</text:span><text:span text:style-name="T11"> the quantity provided, and </text:span><text:span text:style-name="T13">qtt</text:span><text:span text:style-name="T11"> the quantity remaining offered before this exchange. The two movements presented between [] represent the exchange. This exchange is itself presented between [] because more than one exchange can be produced by a single order. </text:span><text:span text:style-name="T13">qtt_in</text:span><text:span text:style-name="T11"> and </text:span><text:span text:style-name="T13">qtt_out</text:span><text:span text:style-name="T11"> returned by finsertorder() are the sum of quantities received and provided for all these exchanges.</text:span></text:p>
      <text:p text:style-name="P31">Movements are recorded in a table <text:span text:style-name="T13">tmvt</text:span>. they can be viewed by the command:</text:p>
      <text:p text:style-name="P20">market=&gt; select nb,grp,provider,quality,qtt,receiver from vmvt; </text:p>
      <text:p text:style-name="P20"><text:s/>nb | grp | provider | quality | qtt <text:s/>| receiver </text:p>
      <text:p text:style-name="P20">----+-----+----------+---------+------+---------- </text:p>
      <text:p text:style-name="P20"><text:soft-page-break/><text:s text:c="2"/>2 | 1-1 | own2 <text:s text:c="4"/>| q2 <text:s text:c="5"/>| 1000 | own1 </text:p>
      <text:p text:style-name="P20"><text:s text:c="2"/>2 | 1-1 | own1 <text:s text:c="4"/>| q1 <text:s text:c="5"/>| 2000 | own2 </text:p>
      <text:p text:style-name="P20">(2 rows) </text:p>
      <text:p text:style-name="P20"/>
      <text:p text:style-name="P1"><text:span text:style-name="T11">The order book is now empty since all orders are satisfied.</text:span></text:p>
      <text:h text:style-name="Heading_20_4" text:outline-level="4">bilateral exchange with competition</text:h>
      <text:p text:style-name="P31">We consider a scenario where </text:p>
      <text:list xml:id="list1085393723" text:style-name="L8">
        <text:list-item>
          <text:p text:style-name="P23">'own1' offers ('q1',5) in exchange of ('q2',10)</text:p>
        </text:list-item>
        <text:list-item>
          <text:p text:style-name="P23">'own2' offers ('q1',10) in exchange of ('q2',5)</text:p>
        </text:list-item>
        <text:list-item>
          <text:p text:style-name="P23">'own3 offers ('q2',20) in exchange of ('q1',10)</text:p>
        </text:list-item>
      </text:list>
      <text:p text:style-name="P31">The first two orders are competing, and the second is the best:</text:p>
      <text:p text:style-name="P20">market=&gt; select * from finsertorder('own1','q1',5,10,'q2');</text:p>
      <text:p text:style-name="P20">...(no matching)</text:p>
      <text:p text:style-name="P20">market=&gt; select * from finsertorder('own2', 'q1',10,5,'q2');</text:p>
      <text:p text:style-name="P20">...(no matching)</text:p>
      <text:p text:style-name="P20">market=&gt; select * from finsertorder('own3', 'q2',20,10,'q1');</text:p>
      <text:p text:style-name="P20"><text:s/>id | uuid | own | nr | qtt_requ | np | qtt_prov | qtt_in | qtt_out | flows </text:p>
      <text:p text:style-name="P20">----+------+-----+----+----------+----+----------+--------+---------+------- </text:p>
      <text:p text:style-name="P20"><text:s text:c="2"/>7 | 1-7 <text:s/>| <text:s text:c="2"/>3 | <text:s/>1 | <text:s text:c="6"/>10 | <text:s/>2 | <text:s text:c="6"/>20 | <text:s text:c="4"/>15 | <text:s text:c="5"/>20 | [..]</text:p>
      <text:p text:style-name="P20"/>
      <text:p text:style-name="P31">This order produced a flows [..], a json object:</text:p>
      <text:p text:style-name="P16">[[</text:p>
      <text:p text:style-name="P16">{"id":6,"own":2,"nr":2,"qtt_requ":5,"np":1,"qtt_prov":10,"qtt":10,</text:p>
      <text:p text:style-name="P16">"flowr":10 },</text:p>
      <text:p text:style-name="P16">{" id":7,"own":3,"nr":1,"qtt_requ":10,"np":2,"qtt_prov":20,"qtt":20, </text:p>
      <text:p text:style-name="P16">"flowr": 10 }</text:p>
      <text:p text:style-name="P16">],[</text:p>
      <text:p text:style-name="P16">{"id":5, "own":1, "nr":2, "qtt_requ":10, "np":1, "qtt_prov":5, "qtt":5, "flowr":5 },</text:p>
      <text:p text:style-name="P16">{"id ":7, "own":3, "nr":1, "qtt_requ":10, "np":2, "qtt_prov":20, "qtt":10, "flowr":10 }</text:p>
      <text:p text:style-name="P16">]]</text:p>
      <text:p text:style-name="P20"/>
      <text:p text:style-name="P1"><text:span text:style-name="T11">representing two exchanges. The last order(id=7) exchanges with the second (id=6) , then with the first (id=5) because the order(id=6) is better than the order(id=5). The attribute </text:span><text:span text:style-name="T13">qtt</text:span><text:span text:style-name="T11"> of the order (id=7) is decreased of the quantity provided by the first exchange. It is the quantity remaining available before the exchange. </text:span></text:p>
      <text:p text:style-name="P31">The view vmvt gives a reference to the exchange, (here grp='1-5' and grp='1-7') and the number of partners of the exchange, (here nb=2) . oruuid is a reference to the original order:</text:p>
      <text:p text:style-name="P20">market=&gt; select nb,oruuid,grp,provider,quality,qtt,receiver from vmvt; </text:p>
      <text:p text:style-name="P20"><text:s/>nb | oruuid | grp | provider | quality | qtt <text:s/>| receiver </text:p>
      <text:p text:style-name="P20">----+--------+-----+----------+---------+------+---------- </text:p>
      <text:p text:style-name="P20"><text:s text:c="2"/>2 | 1-2 <text:s text:c="3"/>| 1-1 | own2 <text:s text:c="4"/>| q2 <text:s text:c="5"/>| 1000 | own1 </text:p>
      <text:p text:style-name="P20"><text:s text:c="2"/>2 | 1-1 <text:s text:c="3"/>| 1-1 | own1 <text:s text:c="4"/>| q1 <text:s text:c="5"/>| 2000 | own2 </text:p>
      <text:p text:style-name="P20"><text:s text:c="2"/>2 | 1-4 <text:s text:c="3"/>| 1-3 | own2 <text:s text:c="4"/>| q2 <text:s text:c="5"/>| 1100 | own1 </text:p>
      <text:p text:style-name="P20"><text:s text:c="2"/>2 | 1-3 <text:s text:c="3"/>| 1-3 | own1 <text:s text:c="4"/>| q1 <text:s text:c="5"/>| 1100 | own2 </text:p>
      <text:p text:style-name="P20"><text:s text:c="2"/>2 | 1-7 <text:s text:c="3"/>| 1-5 | own3 <text:s text:c="4"/>| q2 <text:s text:c="5"/>| <text:s text:c="2"/>10 | own2 </text:p>
      <text:p text:style-name="P20"><text:s text:c="2"/>2 | 1-6 <text:s text:c="3"/>| 1-5 | own2 <text:s text:c="4"/>| q1 <text:s text:c="5"/>| <text:s text:c="2"/>10 | own3 </text:p>
      <text:p text:style-name="P20"><text:s text:c="2"/>2 | 1-7 <text:s text:c="3"/>| 1-7 | own3 <text:s text:c="4"/>| q2 <text:s text:c="5"/>| <text:s text:c="2"/>10 | own1 </text:p>
      <text:p text:style-name="P20"><text:s text:c="2"/>2 | 1-5 <text:s text:c="3"/>| 1-7 | own1 <text:s text:c="4"/>| q1 <text:s text:c="5"/>| <text:s text:c="3"/>5 | own3 </text:p>
      <text:p text:style-name="P20">(8 rows) </text:p>
      <text:p text:style-name="P20"/>
      <text:h text:style-name="Heading_20_4" text:outline-level="4"><text:soft-page-break/>non bilateral exchange with competition</text:h>
      <text:p text:style-name="P31">We consider a scenario where </text:p>
      <text:list xml:id="list1376334077" text:continue-numbering="true" text:style-name="L8">
        <text:list-item>
          <text:p text:style-name="P23">'own1' offers ('q3',320) in exchange of ('q1',80)</text:p>
        </text:list-item>
        <text:list-item>
          <text:p text:style-name="P23">'own2' offers ('q2',20) in exchange of ('q1',20)</text:p>
        </text:list-item>
        <text:list-item>
          <text:p text:style-name="P23">'own3' offers ('q3',540) in exchange of ('q2',20)</text:p>
        </text:list-item>
        <text:list-item>
          <text:p text:style-name="P23">'own4' offers ('q1',100) in exchange of ('q3',100)</text:p>
        </text:list-item>
      </text:list>
      <text:p text:style-name="P31">The first two orders are competing, and the second is the best:</text:p>
      <text:p text:style-name="P20">market=&gt; select * from finsertorder('own1','q3',320,80,'q1');</text:p>
      <text:p text:style-name="P20">...(no matching)</text:p>
      <text:p text:style-name="P20">market=&gt; select * from finsertorder('own2', 'q2',20,20,'q1');</text:p>
      <text:p text:style-name="P20">...(no matching)</text:p>
      <text:p text:style-name="P20">market=&gt; select * from finsertorder('own3', 'q3',540,20,'q2');</text:p>
      <text:p text:style-name="P20">...(no matching)</text:p>
      <text:p text:style-name="P20">market=&gt; select * from finsertorder('own4', 'q1',100,100,'q3');</text:p>
      <text:p text:style-name="P20"><text:s/>id | uuid | own | nr | qtt_requ | np | qtt_prov | qtt_in | qtt_out | flows </text:p>
      <text:p text:style-name="P20">----+------+-----+----+----------+----+----------+--------+---------+------- </text:p>
      <text:p text:style-name="P20"><text:s/>11 | 1-11 | <text:s text:c="2"/>4 | <text:s/>3 | <text:s text:c="5"/>100 | <text:s/>1 | <text:s text:c="5"/>100 | <text:s text:c="3"/>260 | <text:s text:c="4"/>100 | [..]</text:p>
      <text:p text:style-name="P20"/>
      <text:p text:style-name="P31">This order produced a flows [..], a json object:</text:p>
      <text:p text:style-name="P16">[[</text:p>
      <text:p text:style-name="P16">{"id":9, "own":2, "nr":1, "qtt_requ":20, "np":2, "qtt_prov":20, "qtt":20, "flowr":20 },</text:p>
      <text:p text:style-name="P16">{"id":10, "own":3, "nr":2, "qtt_requ":20, "np":3, "qtt_prov":540, "qtt":540, "flowr":180 },</text:p>
      <text:p text:style-name="P16">{"id":11, "own":4, "nr":3, "qtt_requ":100, "np":1, "qtt_prov":100, "qtt":100, "flowr":60 }</text:p>
      <text:p text:style-name="P16">],[</text:p>
      <text:p text:style-name="P16">{"id":8, "own":1, "nr":1, "qtt_requ":80, "np":3, "qtt_prov":320,"qtt":320, "flowr":80 },</text:p>
      <text:p text:style-name="P16">{"id":11, "own":4, "nr":3, "qtt_requ":100, "np":1, "qtt_prov":100, "qtt":40, "flowr":40 }</text:p>
      <text:p text:style-name="P16">]]</text:p>
      <text:p text:style-name="P20"/>
      <text:p text:style-name="P1"><text:span text:style-name="T11">representing two exchanges. The cycle with 3 partners is preferred to the bilateral cycle. </text:span></text:p>
      <text:p text:style-name="P20">market=&gt; select nb,oruuid,grp,provider,quality,qtt,receiver from vmvt order by id; </text:p>
      <text:p text:style-name="P20"><text:s/>nb | oruuid | grp <text:s/>| provider | quality | qtt <text:s/>| receiver </text:p>
      <text:p text:style-name="P20">----+--------+------+----------+---------+------+----------</text:p>
      <text:p text:style-name="P20"><text:s text:c="2"/>2 | 1-2 <text:s text:c="3"/>| 1-1 <text:s/>| own2 <text:s text:c="4"/>| q2 <text:s text:c="5"/>| 1000 | own1</text:p>
      <text:p text:style-name="P20"><text:s text:c="2"/>2 | 1-1 <text:s text:c="3"/>| 1-1 <text:s/>| own1 <text:s text:c="4"/>| q1 <text:s text:c="5"/>| 2000 | own2</text:p>
      <text:p text:style-name="P20"><text:s text:c="2"/>2 | 1-4 <text:s text:c="3"/>| 1-3 <text:s/>| own2 <text:s text:c="4"/>| q2 <text:s text:c="5"/>| 1100 | own1</text:p>
      <text:p text:style-name="P20"><text:s text:c="2"/>2 | 1-3 <text:s text:c="3"/>| 1-3 <text:s/>| own1 <text:s text:c="4"/>| q1 <text:s text:c="5"/>| 1100 | own2</text:p>
      <text:p text:style-name="P20"><text:s text:c="2"/>2 | 1-7 <text:s text:c="3"/>| 1-5 <text:s/>| own3 <text:s text:c="4"/>| q2 <text:s text:c="5"/>| <text:s text:c="2"/>10 | own2</text:p>
      <text:p text:style-name="P20"><text:s text:c="2"/>2 | 1-6 <text:s text:c="3"/>| 1-5 <text:s/>| own2 <text:s text:c="4"/>| q1 <text:s text:c="5"/>| <text:s text:c="2"/>10 | own3</text:p>
      <text:p text:style-name="P20"><text:s text:c="2"/>2 | 1-7 <text:s text:c="3"/>| 1-7 <text:s/>| own3 <text:s text:c="4"/>| q2 <text:s text:c="5"/>| <text:s text:c="2"/>10 | own1</text:p>
      <text:p text:style-name="P20"><text:s text:c="2"/>2 | 1-5 <text:s text:c="3"/>| 1-7 <text:s/>| own1 <text:s text:c="4"/>| q1 <text:s text:c="5"/>| <text:s text:c="3"/>5 | own3</text:p>
      <text:p text:style-name="P20"><text:s text:c="2"/>3 | 1-11 <text:s text:c="2"/>| 1-9 <text:s/>| own4 <text:s text:c="4"/>| q1 <text:s text:c="5"/>| <text:s text:c="2"/>60 | own2</text:p>
      <text:p text:style-name="P20"><text:s text:c="2"/>3 | 1-9 <text:s text:c="3"/>| 1-9 <text:s/>| own2 <text:s text:c="4"/>| q2 <text:s text:c="5"/>| <text:s text:c="2"/>20 | own3</text:p>
      <text:p text:style-name="P20"><text:s text:c="2"/>3 | 1-10 <text:s text:c="2"/>| 1-9 <text:s/>| own3 <text:s text:c="4"/>| q3 <text:s text:c="5"/>| <text:s/>180 | own4</text:p>
      <text:p text:style-name="P20"><text:s text:c="2"/>2 | 1-11 <text:s text:c="2"/>| 1-12 | own4 <text:s text:c="4"/>| q1 <text:s text:c="5"/>| <text:s text:c="2"/>40 | own1</text:p>
      <text:p text:style-name="P20"><text:s text:c="2"/>2 | 1-8 <text:s text:c="3"/>| 1-12 | own1 <text:s text:c="4"/>| q3 <text:s text:c="5"/>| <text:s text:c="2"/>80 | own4</text:p>
      <text:p text:style-name="P20">(13 rows)</text:p>
      <text:p text:style-name="P31">The view vmvt shows that all partners received more than expected compared to what they expected, and that the barter is fair.</text:p>
      <text:h text:style-name="P35" text:outline-level="1"><text:bookmark-start text:name="__RefNumPara__1194_1299730079"/>The model<text:bookmark-end text:name="__RefNumPara__1194_1299730079"/></text:h>
      <text:p text:style-name="P12"><text:span text:style-name="Strong_20_Emphasis"><text:span text:style-name="T8">Let </text:span></text:span><text:span text:style-name="Strong_20_Emphasis">ω</text:span><text:span text:style-name="Strong_20_Emphasis"><text:span text:style-name="T8"> be the a ratio (</text:span></text:span>quantity provided/quantity required) <text:span text:style-name="Strong_20_Emphasis"><text:span text:style-name="T8">defined by an order</text:span></text:span>. It measures the pain to give an amount of the quality provided compared to the pleasure to receive a unit of the quality required. The dimension of this measurement is (quality provided/quality required). <text:s/><text:span text:style-name="Strong_20_Emphasis"><text:span text:style-name="T8"><text:s/></text:span></text:span></text:p>
      <text:p text:style-name="P12"><text:span text:style-name="Strong_20_Emphasis"><text:span text:style-name="T8">For a cycle of orders, let be <text:s/></text:span></text:span><text:span text:style-name="variable_5f_math"><text:span text:style-name="T9">Ω</text:span></text:span><text:span text:style-name="Strong_20_Emphasis"><text:span text:style-name="T6"> </text:span></text:span><text:span text:style-name="Strong_20_Emphasis"><text:span text:style-name="T8">the product of their </text:span></text:span><text:span text:style-name="Strong_20_Emphasis">ω</text:span><text:span text:style-name="Strong_20_Emphasis"><text:span text:style-name="T8">. This product is non dimensional. </text:span></text:span></text:p>
      <text:p text:style-name="P12"><text:span text:style-name="Strong_20_Emphasis"><text:span text:style-name="T8">When </text:span></text:span><text:span text:style-name="variable_5f_math"><text:span text:style-name="T9">Ω</text:span></text:span><text:span text:style-name="Strong_20_Emphasis"><text:span text:style-name="T8"> equals to </text:span></text:span><text:span text:style-name="variable_5f_math"><text:span text:style-name="T9">1</text:span></text:span><text:span text:style-name="Strong_20_Emphasis"><text:span text:style-name="T8">, an agreement can be formed where each partner provides some value to an other. </text:span></text:span></text:p>
      <text:p text:style-name="P12"><text:span text:style-name="Strong_20_Emphasis"><text:span text:style-name="T8">When </text:span></text:span><text:span text:style-name="variable_5f_math"><text:span text:style-name="T9">Ω</text:span></text:span><text:span text:style-name="variable_5f_math"><text:span text:style-name="T10">≠</text:span></text:span><text:span text:style-name="variable_5f_math"><text:span text:style-name="T9">1</text:span></text:span><text:span text:style-name="Strong_20_Emphasis"><text:span text:style-name="T8">, </text:span></text:span><text:span text:style-name="variable_5f_math"><text:span text:style-name="T3">ω</text:span></text:span><text:span text:style-name="Strong_20_Emphasis"><text:span text:style-name="T8"> are divided by the geometric mean of </text:span></text:span><text:span text:style-name="variable_5f_math"><text:span text:style-name="T3">ω</text:span></text:span><text:span text:style-name="variable_5f_math"><text:span text:style-name="T9"> </text:span></text:span><text:span text:style-name="Strong_20_Emphasis"><text:span text:style-name="T8">of the cycle. This division converts </text:span></text:span><text:span text:style-name="variable_5f_math"><text:span text:style-name="T3">ω</text:span></text:span><text:span text:style-name="Strong_20_Emphasis"><text:span text:style-name="T8"> to </text:span></text:span><text:span text:style-name="variable_5f_math"><text:span text:style-name="T3">ω' </text:span></text:span><text:span text:style-name="Strong_20_Emphasis"><text:span text:style-name="T8">in such a way that the product of </text:span></text:span><text:span text:style-name="variable_5f_math"><text:span text:style-name="T3">ω'</text:span></text:span><text:span text:style-name="Strong_20_Emphasis"><text:span text:style-name="T8"> equals to </text:span></text:span><text:span text:style-name="variable_5f_math"><text:span text:style-name="T9">1</text:span></text:span><text:span text:style-name="Strong_20_Emphasis"><text:span text:style-name="T8"> . This adjustment is a bartering. It is fair when all partners are distinct. When it is not the case</text:span></text:span><text:span text:style-name="Strong_20_Emphasis"><text:span text:style-name="T2">, the fairness is maintained by sharing</text:span></text:span><text:span text:style-name="Strong_20_Emphasis"><text:span text:style-name="T6"> it first between partners, then for each partner between it's orders. </text:span></text:span></text:p>
      <text:p text:style-name="P12"><text:span text:style-name="T9">To satisfy the minimum quantity required by the order, we must have </text:span><text:span text:style-name="Strong_20_Emphasis"><text:span text:style-name="T8"><text:s/></text:span></text:span><text:span text:style-name="variable_5f_math"><text:span text:style-name="T3">ω</text:span></text:span><text:span text:style-name="Strong_20_Emphasis"><text:span text:style-name="T2">&gt;</text:span></text:span><text:span text:style-name="variable_5f_math"><text:span text:style-name="T9">ω'</text:span></text:span><text:span text:style-name="T3">, that is</text:span><text:span text:style-name="T8"> <text:s/></text:span><text:span text:style-name="variable_5f_math"><text:span text:style-name="T9">Ω</text:span></text:span><text:span text:style-name="variable_5f_math"><text:span text:style-name="T10">&gt;</text:span></text:span><text:span text:style-name="variable_5f_math"><text:span text:style-name="T9">1</text:span></text:span><text:span text:style-name="T9">. Otherwise, the cycle is ignored.</text:span></text:p>
      <text:p text:style-name="P12"><text:span text:style-name="T9">When an order forms several cycles, a competition is performed between them by choosing the one having the maximum </text:span><text:span text:style-name="variable_5f_math"><text:span text:style-name="T9">Ω</text:span></text:span><text:span text:style-name="Strong_20_Emphasis"><text:span text:style-name="T8">. This rule applied to cycles formed by two orders is equivalent to the best price rule of a regular market.</text:span></text:span></text:p>
      <text:p text:style-name="P12"><text:span text:style-name="Strong_20_Emphasis"><text:span text:style-name="T8">Computations produce numbers that need to be rounded to be stored and later presented as integers. These roundings are performed by minimizing a distance defined on the cycle in order to reduce the consequence of round-off errors on the fairness of the agreement. </text:span></text:span></text:p>
      <text:p text:style-name="P9"/>
      <text:p text:style-name="P2"/>
      <text:h text:style-name="P35" text:outline-level="1">Implementation</text:h>
      <text:p text:style-name="P1">The market is seen as a directed graph where orders define nodes, and relations between orders define arrows. This graph is used to transform orders into exchanges when cycles appear on this graph. This can occur each time an order is added. A competition also occurs between possible cycles when more than one cycle is found. Quantities exchanged reduce quantities available of orders, and produce movements between owners. </text:p>
      <text:list xml:id="list6414817601" text:style-name="L2">
        <text:list-header>
          <text:p text:style-name="P32">Stored procedures act on a model representing qualities, owners, orders and movements. </text:p>
        </text:list-header>
      </text:list>
      <text:h text:style-name="Heading_20_2" text:outline-level="2">Database model</text:h>
      <text:p text:style-name="Text_20_body">The database model is described by src/sql/model.sql. It consists in related tables and stored procedures. A type <text:span text:style-name="Citation">yflow</text:span> representing a draft agreement and a type <text:span text:style-name="T13">yorder</text:span> representing an order are used to perform fast calculations in C language. They are defined by the file src/flow-1.0.sql.</text:p>
      <text:p text:style-name="Text_20_body">Users that interact with the database have roles that can be <text:span text:style-name="T13">client</text:span> or <text:span text:style-name="T13">admin</text:span>. </text:p>
      <text:p text:style-name="Text_20_body">Except on special circumstances, objects represented by rows are inserted or moved from a table to an other, but never deleted. Instead, they are moved in a table with the same name suffixed by <text:span text:style-name="T13">removed</text:span>. This way, periodic archiving of the database also contains all objects. </text:p>
      <text:p text:style-name="Text_20_body"><draw:frame draw:style-name="fr2" draw:name="Cadre3" text:anchor-type="paragraph" svg:x="-0.139cm" svg:y="0.529cm" svg:width="17.094cm" draw:z-index="16"><draw:text-box fo:min-height="11.515cm"><text:p text:style-name="P6"><draw:g text:anchor-type="paragraph" draw:z-index="17" draw:style-name="gr13"><draw:custom-shape draw:style-name="gr14" draw:text-style-name="P37" svg:width="2.698cm" svg:height="4.01cm" svg:x="13.197cm" svg:y="2.591cm"><text:p/><draw:enhanced-geometry svg:viewBox="0 0 21600 21600" draw:type="rectangle" draw:enhanced-path="M 0 0 L 21600 0 21600 21600 0 21600 0 0 Z N"/></draw:custom-shape><draw:custom-shape draw:style-name="gr14" draw:text-style-name="P37" svg:width="2.622cm" svg:height="4.008cm" svg:x="9.163cm" svg:y="0.803cm"><text:p/><draw:enhanced-geometry svg:viewBox="0 0 21600 21600" draw:type="rectangle" draw:enhanced-path="M 0 0 L 21600 0 21600 21600 0 21600 0 0 Z N"/></draw:custom-shape><draw:custom-shape draw:style-name="gr14" draw:text-style-name="P37" svg:width="2.696cm" svg:height="1.782cm" svg:x="0.957cm" svg:y="4.724cm"><text:p/><draw:enhanced-geometry svg:viewBox="0 0 21600 21600" draw:type="rectangle" draw:enhanced-path="M 0 0 L 21600 0 21600 21600 0 21600 0 0 Z N"/></draw:custom-shape><draw:custom-shape draw:style-name="gr14" draw:text-style-name="P37" svg:width="2.696cm" svg:height="4.008cm" svg:x="5.184cm" svg:y="7.197cm"><text:p/><draw:enhanced-geometry svg:viewBox="0 0 21600 21600" draw:type="rectangle" draw:enhanced-path="M 0 0 L 21600 0 21600 21600 0 21600 0 0 Z N"/></draw:custom-shape><draw:custom-shape draw:style-name="gr14" draw:text-style-name="P37" svg:width="2.696cm" svg:height="4.01cm" svg:x="5.184cm" svg:y="1.993cm"><text:p/><draw:enhanced-geometry svg:viewBox="0 0 21600 21600" draw:type="rectangle" draw:enhanced-path="M 0 0 L 21600 0 21600 21600 0 21600 0 0 Z N"/></draw:custom-shape><draw:frame draw:style-name="gr15" draw:text-style-name="P39" svg:width="1.611cm" svg:height="0.74cm" svg:x="5.693cm" svg:y="1.376cm"><draw:text-box><text:p text:style-name="P38"><text:span text:style-name="T15">torder</text:span></text:p></draw:text-box></draw:frame><draw:frame draw:style-name="gr16" draw:text-style-name="P39" xml:id="id1" draw:id="id1" svg:width="1.281cm" svg:height="0.74cm" svg:x="5.261cm" svg:y="2.567cm"><draw:text-box><text:p text:style-name="P38"><text:span text:style-name="T15">own</text:span></text:p></draw:text-box></draw:frame><draw:frame draw:style-name="gr17" draw:text-style-name="P39" svg:width="1.777cm" svg:height="0.74cm" svg:x="1.266cm" svg:y="4.105cm"><draw:text-box><text:p text:style-name="P38"><text:span text:style-name="T15">towner</text:span></text:p></draw:text-box></draw:frame><draw:frame draw:style-name="gr18" draw:text-style-name="P39" xml:id="id2" draw:id="id2" svg:width="0.835cm" svg:height="0.74cm" svg:x="1.097cm" svg:y="4.895cm"><draw:text-box><text:p text:style-name="P38"><text:span text:style-name="T15">id</text:span></text:p></draw:text-box></draw:frame><draw:connector draw:style-name="gr19" draw:text-style-name="P40" draw:type="curve" svg:x1="5.262cm" svg:y1="2.935cm" svg:x2="1.931cm" svg:y2="5.263cm" draw:start-shape="id1" draw:start-glue-point="3" draw:end-shape="id2" draw:end-glue-point="1" svg:d="m5262 2935c-2498 0-833 2328-3331 2328"><text:p/></draw:connector><draw:frame draw:style-name="gr20" draw:text-style-name="P39" svg:width="1.848cm" svg:height="0.74cm" svg:x="9.712cm" svg:y="0.205cm"><draw:text-box><text:p text:style-name="P38"><text:span text:style-name="T15">tquality</text:span></text:p></draw:text-box></draw:frame><draw:frame draw:style-name="gr18" draw:text-style-name="P39" xml:id="id4" draw:id="id4" svg:width="0.835cm" svg:height="0.74cm" svg:x="9.308cm" svg:y="1.058cm"><draw:text-box><text:p text:style-name="P38"><text:span text:style-name="T15">id</text:span></text:p></draw:text-box></draw:frame><draw:frame draw:style-name="gr21" draw:text-style-name="P39" xml:id="id3" draw:id="id3" svg:width="0.976cm" svg:height="0.74cm" svg:x="5.328cm" svg:y="3.187cm"><draw:text-box><text:p text:style-name="P38"><text:span text:style-name="T15">np</text:span></text:p></draw:text-box></draw:frame><draw:frame draw:style-name="gr22" draw:text-style-name="P39" xml:id="id5" draw:id="id5" svg:width="0.883cm" svg:height="0.74cm" svg:x="5.312cm" svg:y="4.276cm"><draw:text-box><text:p text:style-name="P38"><text:span text:style-name="T15">nr</text:span></text:p></draw:text-box></draw:frame><draw:connector draw:style-name="gr19" draw:text-style-name="P40" draw:type="curve" svg:x1="6.304cm" svg:y1="3.556cm" svg:x2="9.308cm" svg:y2="1.427cm" draw:start-shape="id3" draw:start-glue-point="1" draw:end-shape="id4" draw:end-glue-point="3" svg:d="m6304 3556c2254 0 753-2129 3004-2129"><text:p/></draw:connector><draw:connector draw:style-name="gr19" draw:text-style-name="P40" draw:type="curve" svg:x1="6.194cm" svg:y1="4.644cm" svg:x2="9.307cm" svg:y2="1.427cm" draw:start-shape="id5" draw:start-glue-point="1" draw:end-shape="id4" draw:end-glue-point="3" svg:d="m6194 4644c2335 0 779-3217 3113-3217"><text:p/></draw:connector><draw:frame draw:style-name="gr23" draw:text-style-name="P39" svg:width="1.304cm" svg:height="0.74cm" svg:x="5.912cm" svg:y="6.601cm"><draw:text-box><text:p text:style-name="P38"><text:span text:style-name="T15">tmvt</text:span></text:p></draw:text-box></draw:frame><draw:frame draw:style-name="gr24" draw:text-style-name="P39" xml:id="id8" draw:id="id8" svg:width="1.094cm" svg:height="0.74cm" svg:x="5.207cm" svg:y="8.567cm"><draw:text-box><text:p text:style-name="P38"><text:span text:style-name="T15">nat</text:span></text:p></draw:text-box></draw:frame><draw:frame draw:style-name="gr25" draw:text-style-name="P39" xml:id="id6" draw:id="id6" svg:width="2.082cm" svg:height="0.74cm" svg:x="5.207cm" svg:y="9.467cm"><draw:text-box><text:p text:style-name="P38"><text:span text:style-name="T15">own_src</text:span></text:p></draw:text-box></draw:frame><draw:frame draw:style-name="gr26" draw:text-style-name="P39" xml:id="id7" draw:id="id7" svg:width="2.082cm" svg:height="0.74cm" svg:x="5.207cm" svg:y="9.968cm"><draw:text-box><text:p text:style-name="P38"><text:span text:style-name="T15">own_dst</text:span></text:p></draw:text-box></draw:frame><draw:connector draw:style-name="gr19" draw:text-style-name="P40" draw:type="curve" svg:x1="5.207cm" svg:y1="9.836cm" svg:x2="1.931cm" svg:y2="5.264cm" draw:start-shape="id6" draw:start-glue-point="3" draw:end-shape="id2" draw:end-glue-point="1" svg:d="m5207 9836c-2455 0-818-4572-3276-4572"><text:p/></draw:connector><draw:connector draw:style-name="gr19" draw:text-style-name="P40" draw:type="curve" svg:x1="5.207cm" svg:y1="10.337cm" svg:x2="1.931cm" svg:y2="5.264cm" draw:start-shape="id7" draw:start-glue-point="3" draw:end-shape="id2" draw:end-glue-point="1" svg:d="m5207 10337c-2455 0-818-5073-3276-5073"><text:p/></draw:connector><draw:connector draw:style-name="gr19" draw:text-style-name="P40" draw:type="curve" svg:x1="6.3cm" svg:y1="8.936cm" svg:x2="9.307cm" svg:y2="1.427cm" draw:start-shape="id8" draw:start-glue-point="1" draw:end-shape="id4" draw:end-glue-point="3" svg:d="m6300 8936c2256 0 753-7509 3007-7509"><text:p/></draw:connector><draw:frame draw:style-name="gr27" draw:text-style-name="P39" svg:width="2.035cm" svg:height="0.74cm" svg:x="5.328cm" svg:y="3.68cm"><draw:text-box><text:p text:style-name="P38"><text:span text:style-name="T15">qtt_prov</text:span></text:p></draw:text-box></draw:frame><draw:frame draw:style-name="gr28" draw:text-style-name="P39" svg:width="2.059cm" svg:height="0.74cm" svg:x="5.328cm" svg:y="4.787cm"><draw:text-box><text:p text:style-name="P38"><text:span text:style-name="T15">qtt_requ</text:span></text:p></draw:text-box></draw:frame><draw:frame draw:style-name="gr29" draw:text-style-name="P39" svg:width="1.019cm" svg:height="0.74cm" svg:x="5.191cm" svg:y="9.042cm"><draw:text-box><text:p text:style-name="P38"><text:span text:style-name="T15">qtt</text:span></text:p></draw:text-box></draw:frame><draw:frame draw:style-name="gr30" draw:text-style-name="P39" svg:width="1.752cm" svg:height="0.74cm" svg:x="5.353cm" svg:y="2.08cm"><draw:text-box><text:p text:style-name="P38"><text:span text:style-name="T15">id,uuid</text:span></text:p></draw:text-box></draw:frame><draw:frame draw:style-name="gr31" draw:text-style-name="P39" svg:width="1.447cm" svg:height="0.74cm" svg:x="13.684cm" svg:y="2.006cm"><draw:text-box><text:p text:style-name="P38"><text:span text:style-name="T15">tuser</text:span></text:p></draw:text-box></draw:frame><draw:frame draw:style-name="gr18" draw:text-style-name="P39" xml:id="id10" draw:id="id10" svg:width="0.835cm" svg:height="0.74cm" svg:x="13.345cm" svg:y="2.741cm"><draw:text-box><text:p text:style-name="P38"><text:span text:style-name="T15">id</text:span></text:p></draw:text-box></draw:frame><draw:frame draw:style-name="gr32" draw:text-style-name="P39" xml:id="id9" draw:id="id9" svg:width="1.678cm" svg:height="0.74cm" svg:x="9.308cm" svg:y="1.72cm"><draw:text-box><text:p text:style-name="P38"><text:span text:style-name="T15">idd</text:span></text:p></draw:text-box></draw:frame><draw:connector draw:style-name="gr19" draw:text-style-name="P41" draw:type="curve" svg:x1="10.985cm" svg:y1="2.089cm" svg:x2="13.345cm" svg:y2="3.111cm" draw:start-shape="id9" draw:start-glue-point="1" draw:end-shape="id10" draw:end-glue-point="3" svg:d="m10985 2089c1769 0 590 1022 2360 1022"><text:p/></draw:connector><draw:frame draw:style-name="gr33" draw:text-style-name="P42" xml:id="id11" draw:id="id11" svg:width="2.477cm" svg:height="0.74cm" svg:x="9.308cm" svg:y="2.337cm"><draw:text-box><text:p text:style-name="P38"><text:span text:style-name="T16">depository</text:span></text:p></draw:text-box></draw:frame><draw:frame draw:style-name="gr34" draw:text-style-name="P42" xml:id="id12" draw:id="id12" svg:width="2.142cm" svg:height="0.74cm" svg:x="13.343cm" svg:y="3.105cm"><draw:text-box><text:p text:style-name="P38"><text:span text:style-name="T16">name</text:span></text:p></draw:text-box></draw:frame><draw:connector draw:style-name="gr19" draw:text-style-name="P37" draw:type="curve" svg:x1="11.784cm" svg:y1="2.706cm" svg:x2="13.343cm" svg:y2="3.473cm" draw:start-shape="id11" draw:start-glue-point="1" draw:end-shape="id12" draw:end-glue-point="3" svg:d="m11784 2706c1169 0 389 767 1559 767"><text:p/></draw:connector><draw:frame draw:style-name="gr35" draw:text-style-name="P42" svg:width="2.229cm" svg:height="0.74cm" svg:x="1.056cm" svg:y="5.555cm"><draw:text-box><text:p text:style-name="P38"><text:span text:style-name="T16">name</text:span></text:p></draw:text-box></draw:frame><draw:frame draw:style-name="gr34" draw:text-style-name="P42" svg:width="2.096cm" svg:height="0.74cm" svg:x="9.389cm" svg:y="2.858cm"><draw:text-box><text:p text:style-name="P38"><text:span text:style-name="T16">name</text:span></text:p></draw:text-box></draw:frame><draw:custom-shape draw:style-name="gr14" draw:text-style-name="P37" svg:width="2.696cm" svg:height="1.306cm" svg:x="0.885cm" svg:y="0.799cm"><text:p/><draw:enhanced-geometry svg:viewBox="0 0 21600 21600" draw:mirror-horizontal="false" draw:mirror-vertical="false" draw:type="rectangle" draw:enhanced-path="M 0 0 L 21600 0 21600 21600 0 21600 0 0 Z N"/></draw:custom-shape><draw:frame draw:style-name="gr36" draw:text-style-name="P39" svg:width="1.634cm" svg:height="0.74cm" svg:x="1.247cm" svg:y="0.18cm"><draw:text-box><text:p text:style-name="P38"><text:span text:style-name="T15">tconst</text:span></text:p></draw:text-box></draw:frame><draw:custom-shape draw:style-name="gr14" draw:text-style-name="P37" svg:width="2.696cm" svg:height="0.683cm" svg:x="13.142cm" svg:y="7.599cm"><text:p/><draw:enhanced-geometry svg:viewBox="0 0 21600 21600" draw:mirror-horizontal="false" draw:mirror-vertical="false" draw:type="rectangle" draw:enhanced-path="M 0 0 L 21600 0 21600 21600 0 21600 0 0 Z N"/></draw:custom-shape><draw:frame draw:style-name="gr37" draw:text-style-name="P39" svg:width="3.259cm" svg:height="0.74cm" svg:x="12.984cm" svg:y="7.004cm"><draw:text-box><text:p text:style-name="P38"><text:span text:style-name="T15">torderremoved</text:span></text:p></draw:text-box></draw:frame><draw:custom-shape draw:style-name="gr14" draw:text-style-name="P37" svg:width="2.752cm" svg:height="0.683cm" svg:x="13.132cm" svg:y="9.051cm"><text:p/><draw:enhanced-geometry svg:viewBox="0 0 21600 21600" draw:mirror-horizontal="false" draw:mirror-vertical="false" draw:type="rectangle" draw:enhanced-path="M 0 0 L 21600 0 21600 21600 0 21600 0 0 Z N"/></draw:custom-shape><draw:frame draw:style-name="gr38" draw:text-style-name="P39" svg:width="2.952cm" svg:height="0.74cm" svg:x="12.984cm" svg:y="8.405cm"><draw:text-box><text:p text:style-name="P38"><text:span text:style-name="T15">tmvtremoved</text:span></text:p></draw:text-box></draw:frame><draw:custom-shape draw:style-name="gr14" draw:text-style-name="P37" svg:width="2.696cm" svg:height="1.207cm" svg:x="13.125cm" svg:y="0.799cm"><text:p/><draw:enhanced-geometry svg:viewBox="0 0 21600 21600" draw:mirror-horizontal="false" draw:mirror-vertical="false" draw:type="rectangle" draw:enhanced-path="M 0 0 L 21600 0 21600 21600 0 21600 0 0 Z N"/></draw:custom-shape><draw:frame draw:style-name="gr39" draw:text-style-name="P39" svg:width="1.916cm" svg:height="0.74cm" svg:x="13.677cm" svg:y="0.18cm"><draw:text-box><text:p text:style-name="P38"><text:span text:style-name="T15">tmarket</text:span></text:p></draw:text-box></draw:frame><draw:custom-shape draw:style-name="gr14" draw:text-style-name="P37" svg:width="2.698cm" svg:height="5.083cm" svg:x="9.184cm" svg:y="6.123cm"><text:p/><draw:enhanced-geometry svg:viewBox="0 0 21600 21600" draw:mirror-horizontal="false" draw:mirror-vertical="false" draw:type="rectangle" draw:enhanced-path="M 0 0 L 21600 0 21600 21600 0 21600 0 0 Z N"/></draw:custom-shape><draw:frame draw:style-name="gr40" draw:text-style-name="P39" svg:width="1.682cm" svg:height="0.895cm" svg:x="9.694cm" svg:y="5.505cm"><draw:text-box><text:p text:style-name="P38"><text:span text:style-name="T15">tquote</text:span></text:p></draw:text-box></draw:frame><draw:frame draw:style-name="gr41" draw:text-style-name="P39" svg:width="1.281cm" svg:height="0.895cm" svg:x="9.329cm" svg:y="6.549cm"><draw:text-box><text:p text:style-name="P38"><text:span text:style-name="T15">own</text:span></text:p></draw:text-box></draw:frame><draw:frame draw:style-name="gr42" draw:text-style-name="P39" svg:width="0.976cm" svg:height="0.895cm" svg:x="9.329cm" svg:y="7.317cm"><draw:text-box><text:p text:style-name="P38"><text:span text:style-name="T15">np</text:span></text:p></draw:text-box></draw:frame><draw:frame draw:style-name="gr43" draw:text-style-name="P39" svg:width="0.883cm" svg:height="0.895cm" svg:x="9.313cm" svg:y="8.405cm"><draw:text-box><text:p text:style-name="P38"><text:span text:style-name="T15">nr</text:span></text:p></draw:text-box></draw:frame><draw:frame draw:style-name="gr44" draw:text-style-name="P39" svg:width="1.8cm" svg:height="0.895cm" svg:x="9.329cm" svg:y="7.809cm"><draw:text-box><text:p text:style-name="P38"><text:span text:style-name="T15">qttprov</text:span></text:p></draw:text-box></draw:frame><draw:frame draw:style-name="gr45" draw:text-style-name="P39" svg:width="2.059cm" svg:height="0.895cm" svg:x="9.329cm" svg:y="8.917cm"><draw:text-box><text:p text:style-name="P38"><text:span text:style-name="T15">qtt_requ</text:span></text:p></draw:text-box></draw:frame><draw:frame draw:style-name="gr46" draw:text-style-name="P39" svg:width="0.835cm" svg:height="0.895cm" svg:x="9.329cm" svg:y="6.101cm"><draw:text-box><text:p text:style-name="P38"><text:span text:style-name="T15">id</text:span></text:p></draw:text-box></draw:frame><draw:frame draw:style-name="gr47" draw:text-style-name="P39" svg:width="1.541cm" svg:height="0.74cm" svg:x="9.285cm" svg:y="9.479cm"><draw:text-box><text:p text:style-name="P38"><text:span text:style-name="T15">qtt_in</text:span></text:p></draw:text-box></draw:frame><draw:frame draw:style-name="gr47" draw:text-style-name="P39" svg:width="1.8cm" svg:height="0.74cm" svg:x="9.285cm" svg:y="10.005cm"><draw:text-box><text:p text:style-name="P38"><text:span text:style-name="T15">qtt_out</text:span></text:p></draw:text-box></draw:frame><draw:frame draw:style-name="gr47" draw:text-style-name="P39" svg:width="1.47cm" svg:height="0.74cm" svg:x="9.285cm" svg:y="10.58cm"><draw:text-box><text:p text:style-name="P38"><text:span text:style-name="T15">flows</text:span></text:p></draw:text-box></draw:frame><draw:custom-shape draw:style-name="gr14" draw:text-style-name="P37" svg:width="2.698cm" svg:height="0.682cm" svg:x="13.181cm" svg:y="10.523cm"><text:p/><draw:enhanced-geometry svg:viewBox="0 0 21600 21600" draw:mirror-horizontal="false" draw:mirror-vertical="false" draw:type="rectangle" draw:enhanced-path="M 0 0 L 21600 0 21600 21600 0 21600 0 0 Z N"/></draw:custom-shape><draw:frame draw:style-name="gr38" draw:text-style-name="P39" svg:width="3.329cm" svg:height="0.74cm" svg:x="13.031cm" svg:y="9.878cm"><draw:text-box><text:p text:style-name="P38"><text:span text:style-name="T15">tquoteremoved</text:span></text:p></draw:text-box></draw:frame><draw:frame draw:style-name="gr48" draw:text-style-name="P42" svg:width="2.35cm" svg:height="1.714cm" svg:x="5.207cm" svg:y="7.167cm"><draw:text-box><text:p text:style-name="P38"><text:span text:style-name="T16">id,uuid,nb</text:span></text:p><text:p text:style-name="P38"><text:span text:style-name="T16">oruuid</text:span></text:p><text:p text:style-name="P38"><text:span text:style-name="T16">grp</text:span></text:p></draw:text-box></draw:frame><draw:frame draw:style-name="gr28" draw:text-style-name="P39" svg:width="1.068cm" svg:height="0.74cm" svg:x="5.318cm" svg:y="5.205cm"><draw:text-box><text:p text:style-name="P38"><text:span text:style-name="T15">qtt</text:span></text:p></draw:text-box></draw:frame><draw:frame draw:style-name="gr47" draw:text-style-name="P42" svg:width="1.729cm" svg:height="1.714cm" svg:x="13.283cm" svg:y="3.531cm"><draw:text-box><text:p text:style-name="P38"><text:span text:style-name="T16">spent</text:span></text:p><text:p text:style-name="P38"><text:span text:style-name="T16">quota</text:span></text:p><text:p text:style-name="P38"><text:span text:style-name="T16">last_in</text:span></text:p></draw:text-box></draw:frame><draw:frame draw:style-name="gr28" draw:text-style-name="P39" svg:width="1.068cm" svg:height="0.74cm" svg:x="9.316cm" svg:y="3.306cm"><draw:text-box><text:p text:style-name="P38"><text:span text:style-name="T15">qtt</text:span></text:p></draw:text-box></draw:frame><draw:frame draw:style-name="gr49" draw:text-style-name="P42" svg:width="1.565cm" svg:height="1.301cm" svg:x="1.185cm" svg:y="0.706cm"><draw:text-box><text:p text:style-name="P38"><text:span text:style-name="T16">name</text:span></text:p><text:p text:style-name="P38"><text:span text:style-name="T16">value</text:span></text:p></draw:text-box></draw:frame><draw:frame draw:style-name="gr49" draw:text-style-name="P42" svg:width="1.918cm" svg:height="1.301cm" svg:x="13.492cm" svg:y="0.769cm"><draw:text-box><text:p text:style-name="P38"><text:span text:style-name="T16">id</text:span></text:p><text:p text:style-name="P38"><text:span text:style-name="T16">created</text:span></text:p></draw:text-box></draw:frame></draw:g></text:p></draw:text-box></draw:frame></text:p>
      <text:p text:style-name="Text_20_body"/>
      <text:h text:style-name="Heading_20_3" text:outline-level="3"><text:soft-page-break/>Order book</text:h>
      <text:p text:style-name="Text_20_body">A table torder represents the order book. When an order is inserted in this table and a cycle is found with <text:s/><text:span text:style-name="variable_5f_math"><text:span text:style-name="T9">Ω</text:span></text:span><text:span text:style-name="variable_5f_math"><text:span text:style-name="T4">≥</text:span></text:span><text:span text:style-name="variable_5f_math"><text:span text:style-name="T9">1</text:span></text:span> movements are created in a table tmvt, decreasing the quantities available in the order book. </text:p>
      <text:p text:style-name="P1">When an order is empty (the provided quantity is 0) it is moved out from the book <text:s/>to an other table torderremoved. This keeps the order book as small as possible for performance. The garbage collector (§<text:bookmark-ref text:reference-format="chapter" text:ref-name="__RefNumPara__1916_196963446">3.1.5</text:bookmark-ref>) also removes orders in special circumstances. </text:p>
      <text:h text:style-name="Heading_20_3" text:outline-level="3">Market opening and closing</text:h>
      <text:p text:style-name="P1">The life cycle of the market is represented as follows:</text:p>
      <text:p text:style-name="P1"><draw:frame draw:style-name="fr2" draw:name="Cadre2" text:anchor-type="paragraph" svg:x="-0.139cm" svg:y="0.529cm" svg:width="17.094cm" draw:z-index="5"><draw:text-box fo:min-height="11.515cm"><text:p text:style-name="P6"><draw:g text:anchor-type="paragraph" draw:z-index="6" draw:style-name="gr5"><draw:custom-shape draw:style-name="gr6" svg:width="3.176cm" svg:height="1.138cm" svg:x="1.35cm" svg:y="3.258cm"><text:p text:style-name="P36">STARTING</text:p><draw:enhanced-geometry svg:viewBox="0 0 21600 21600" draw:glue-points="10800 0 0 10800 10800 21600 21600 10800" draw:type="flowchart-process" draw:enhanced-path="M 0 0 L 21600 0 21600 21600 0 21600 0 0 Z N"/></draw:custom-shape><draw:custom-shape draw:style-name="gr6" svg:width="3.176cm" svg:height="1.138cm" svg:x="1.376cm" svg:y="5.216cm"><text:p text:style-name="P36">OPENED</text:p><draw:enhanced-geometry svg:viewBox="0 0 21600 21600" draw:glue-points="10800 0 0 10800 10800 21600 21600 10800" draw:type="flowchart-process" draw:enhanced-path="M 0 0 L 21600 0 21600 21600 0 21600 0 0 Z N"/></draw:custom-shape><draw:line draw:style-name="gr7" draw:text-style-name="P36" svg:x1="2.965cm" svg:y1="4.396cm" svg:x2="2.965cm" svg:y2="5.216cm"><text:p/></draw:line><draw:custom-shape draw:style-name="gr6" svg:width="3.176cm" svg:height="1.138cm" svg:x="1.376cm" svg:y="7.174cm"><text:p text:style-name="P36">STOPPING</text:p><draw:enhanced-geometry svg:viewBox="0 0 21600 21600" draw:glue-points="10800 0 0 10800 10800 21600 21600 10800" draw:type="flowchart-process" draw:enhanced-path="M 0 0 L 21600 0 21600 21600 0 21600 0 0 Z N"/></draw:custom-shape><draw:line draw:style-name="gr7" draw:text-style-name="P36" svg:x1="2.965cm" svg:y1="6.354cm" svg:x2="2.965cm" svg:y2="7.174cm"><text:p/></draw:line><draw:custom-shape draw:style-name="gr6" svg:width="3.176cm" svg:height="1.138cm" svg:x="1.376cm" svg:y="9.132cm"><text:p text:style-name="P36">CLOSED</text:p><draw:enhanced-geometry svg:viewBox="0 0 21600 21600" draw:glue-points="10800 0 0 10800 10800 21600 21600 10800" draw:type="flowchart-process" draw:enhanced-path="M 0 0 L 21600 0 21600 21600 0 21600 0 0 Z N"/></draw:custom-shape><draw:line draw:style-name="gr7" draw:text-style-name="P36" svg:x1="2.99cm" svg:y1="2.438cm" svg:x2="2.99cm" svg:y2="3.258cm"><text:p/></draw:line><draw:line draw:style-name="gr7" draw:text-style-name="P36" svg:x1="2.99cm" svg:y1="8.315cm" svg:x2="2.99cm" svg:y2="9.135cm"><text:p/></draw:line><draw:line draw:style-name="gr8" draw:text-style-name="P36" svg:x1="2.99cm" svg:y1="10.271cm" svg:x2="2.99cm" svg:y2="10.8cm"><text:p/></draw:line><draw:line draw:style-name="gr8" draw:text-style-name="P36" svg:x1="2.99cm" svg:y1="10.799cm" svg:x2="0.741cm" svg:y2="10.799cm"><text:p/></draw:line><draw:line draw:style-name="gr8" draw:text-style-name="P36" svg:x1="0.741cm" svg:y1="10.799cm" svg:x2="0.741cm" svg:y2="2.438cm"><text:p/></draw:line><draw:line draw:style-name="gr8" draw:text-style-name="P36" svg:x1="0.741cm" svg:y1="2.438cm" svg:x2="2.99cm" svg:y2="2.438cm"><text:p/></draw:line></draw:g><draw:frame text:anchor-type="paragraph" draw:z-index="7" draw:style-name="gr9" draw:text-style-name="P36" svg:width="6.906cm" svg:height="0.976cm" svg:x="1.799cm" svg:y="10.269cm"><draw:text-box><text:p text:style-name="P36">Market session : n-&gt;n+1</text:p><text:p text:style-name="P36">Table renumbering</text:p></draw:text-box></draw:frame><draw:frame text:anchor-type="paragraph" draw:z-index="8" draw:style-name="gr10" svg:width="3.784cm" svg:height="1.244cm" svg:x="7.435cm" svg:y="5.057cm"><draw:text-box><text:p>Client access with </text:p><text:p>client_opened_role</text:p></draw:text-box></draw:frame><draw:frame text:anchor-type="paragraph" draw:z-index="9" draw:style-name="gr10" svg:width="3.784cm" svg:height="1.244cm" svg:x="7.355cm" svg:y="6.962cm"><draw:text-box><text:p>Client access with</text:p><text:p>client_stopping_role</text:p></draw:text-box></draw:frame><draw:frame text:anchor-type="paragraph" draw:z-index="10" draw:style-name="gr11" svg:width="3.44cm" svg:height="1.463cm" svg:x="12.012cm" svg:y="9.155cm"><draw:text-box><text:p>Database DUMP</text:p><text:p>Closing balance sheet settlement.</text:p></draw:text-box></draw:frame><draw:frame text:anchor-type="paragraph" draw:z-index="11" draw:style-name="gr11" svg:width="4.657cm" svg:height="0.772cm" svg:x="11.774cm" svg:y="3.44cm"><draw:text-box><text:p>Database VACUUM </text:p></draw:text-box></draw:frame><draw:frame text:anchor-type="paragraph" draw:z-index="12" draw:style-name="gr11" svg:width="3.44cm" svg:height="0.772cm" svg:x="11.8cm" svg:y="0.688cm"><draw:text-box><text:p text:style-name="P36">ADMIN TASKS</text:p></draw:text-box></draw:frame><draw:frame text:anchor-type="paragraph" draw:z-index="13" draw:style-name="gr11" svg:width="3.44cm" svg:height="0.772cm" svg:x="6.72cm" svg:y="0.635cm"><draw:text-box><text:p text:style-name="P36">SERVICE</text:p></draw:text-box></draw:frame><draw:frame text:anchor-type="paragraph" draw:z-index="14" draw:style-name="gr11" svg:width="3.44cm" svg:height="0.772cm" svg:x="1.164cm" svg:y="0.714cm"><draw:text-box><text:p text:style-name="P36">MARKET PHASE</text:p></draw:text-box></draw:frame><draw:line text:anchor-type="paragraph" draw:z-index="15" draw:style-name="gr12" draw:text-style-name="P36" svg:x1="0.688cm" svg:y1="1.538cm" svg:x2="15.663cm" svg:y2="1.538cm"><text:p/></draw:line></text:p></draw:text-box></draw:frame>The market session is defined as an integer incremented at each transition CLOSED-&gt;STARTING.</text:p>
      <text:p text:style-name="P1">A client can use the market during the OPENED phase. At the transition CLOSED-&gt;STARTING tables tquality, torder and tmvt are renumbered and market session incremented. Accounting and technical administration tasks such as cold backup or closing balance sheet settlement can be performed during the CLOSED phase because the database represents the final and stable state of the ending market session. After this event VACUUM of tables must be performed by the admin user to optimize the database before a new cycle starts. </text:p>
      <text:p text:style-name="P1">The history of status<text:note text:id="ftn2" text:note-class="footnote"><text:note-citation>2</text:note-citation><text:note-body><text:p text:style-name="Footnote">The market status and market phase have the same meaning.</text:p></text:note-body></text:note> is given by the view vmarkethistory:</text:p>
      <text:p text:style-name="code-imformatique">SELECT * from vmarkethistory;</text:p>
      <text:p text:style-name="P1">Each row gives a market session number, the market phase and the starting time of this phase.</text:p>
      <text:p text:style-name="P1">The current state of the market, the session number, and starting time of this state are given by:</text:p>
      <text:p text:style-name="code-imformatique"><text:soft-page-break/><text:s/>SELECT * FROM <text:s/>vmarkethistory ORDER BY ID DESC LIMIT 1;</text:p>
      <text:p text:style-name="P1">A view vmarket gives the same result:</text:p>
      <text:p text:style-name="code-imformatique"><text:s/>SELECT * from vmarket;</text:p>
      <text:p text:style-name="P1">The command:</text:p>
      <text:p text:style-name="code-imformatique">SELECT * from fchangestatemarket(false);</text:p>
      <text:p text:style-name="P1">Gives informations on the transition to the next state. This transition is performed by: </text:p>
      <text:p text:style-name="code-imformatique"><text:s/>SELECT fchangestatemarket(true);</text:p>
      <text:p text:style-name="P1"/>
      <text:h text:style-name="Heading_20_3" text:outline-level="3">Users </text:h>
      <text:p text:style-name="P1">By user, we mean the actor connecting to the PostgreSQL database. The database implements an extensive set of security mechanisms including authentication and access rules. openBarter uses those mechanisms to allow write access to objects only through predefined functions. A single user “admin” is allowed to perform administration tasks. A role “client” is that of regular users. Clients can get a quote and set an order only during the OPENED phase. They can remove movements and orders only during OPENED and STOPPING phase.</text:p>
      <text:p text:style-name="P1">A role <text:span text:style-name="Citation">client_opened_role</text:span> is granted to the <text:span text:style-name="Citation">client</text:span> role only at the OPENED phase, while a role <text:span text:style-name="Citation">client_closing_role</text:span> is granted to the <text:span text:style-name="Citation">client</text:span> role only at the CLOSING phase.</text:p>
      <text:p text:style-name="P1">The admin can register a new client, change the state of the market, but cannot participate to the market. He can register a new client by the command:</text:p>
      <text:p text:style-name="code-imformatique">SELECT fcreateuser(&lt;user_name&gt;);</text:p>
      <text:p text:style-name="P1"/>
      <text:p text:style-name="P1">The super user that creates the database is distinct from <text:span text:style-name="T13">admin</text:span> and <text:span text:style-name="T13">client</text:span>. This super user must be used only for this creation. </text:p>
      <text:h text:style-name="Heading_20_3" text:outline-level="3"><text:s/>Objects</text:h>
      <text:p text:style-name="Text_20_body">All objects are stored in tables.</text:p>
      <table:table table:name="Tableau9" table:style-name="Tableau9">
        <table:table-column table:style-name="Tableau9.A"/>
        <table:table-column table:style-name="Tableau9.B"/>
        <table:table-row>
          <table:table-cell table:style-name="Tableau9.A1" office:value-type="string">
            <text:p text:style-name="P17">Table <text:s text:c="2"/></text:p>
          </table:table-cell>
          <table:table-cell table:style-name="Tableau9.B1" office:value-type="string">
            <text:p text:style-name="P17"><text:s/>Description <text:s/></text:p>
          </table:table-cell>
        </table:table-row>
        <table:table-row>
          <table:table-cell table:style-name="Tableau9.A2" office:value-type="string">
            <text:p text:style-name="Table_20_Contents">tmvt <text:s text:c="8"/></text:p>
          </table:table-cell>
          <table:table-cell table:style-name="Tableau9.B2" office:value-type="string">
            <text:p text:style-name="Table_20_Contents">History of movements where the ownership of values are moved between owners. It is the output flow of the market.</text:p>
          </table:table-cell>
        </table:table-row>
        <table:table-row>
          <table:table-cell table:style-name="Tableau9.A2" office:value-type="string">
            <text:p text:style-name="Table_20_Contents">tmvtremoved</text:p>
          </table:table-cell>
          <table:table-cell table:style-name="Tableau9.B2" office:value-type="string">
            <text:p text:style-name="Table_20_Contents">Movement removed</text:p>
          </table:table-cell>
        </table:table-row>
        <table:table-row>
          <table:table-cell table:style-name="Tableau9.A2" office:value-type="string">
            <text:p text:style-name="Table_20_Contents">torder <text:s text:c="6"/></text:p>
          </table:table-cell>
          <table:table-cell table:style-name="Tableau9.B2" office:value-type="string">
            <text:p text:style-name="Table_20_Contents">Order, <text:span text:style-name="T5">value provided, value required and owner</text:span></text:p>
          </table:table-cell>
        </table:table-row>
        <table:table-row>
          <table:table-cell table:style-name="Tableau9.A2" office:value-type="string">
            <text:p text:style-name="Table_20_Contents">torderremoved</text:p>
          </table:table-cell>
          <table:table-cell table:style-name="Tableau9.B2" office:value-type="string">
            <text:p text:style-name="Table_20_Contents">Order removed</text:p>
          </table:table-cell>
        </table:table-row>
        <table:table-row>
          <table:table-cell table:style-name="Tableau9.A2" office:value-type="string">
            <text:p text:style-name="Table_20_Contents">tquote</text:p>
          </table:table-cell>
          <table:table-cell table:style-name="Tableau9.B2" office:value-type="string">
            <text:p text:style-name="Table_20_Contents">Quote, value provided, value required, owner, and flows of value produced</text:p>
          </table:table-cell>
        </table:table-row>
        <table:table-row>
          <table:table-cell table:style-name="Tableau9.A2" office:value-type="string">
            <text:p text:style-name="Table_20_Contents">tquoteremoved</text:p>
          </table:table-cell>
          <table:table-cell table:style-name="Tableau9.B2" office:value-type="string">
            <text:p text:style-name="Table_20_Contents">Quote removed</text:p>
          </table:table-cell>
        </table:table-row>
        <table:table-row>
          <table:table-cell table:style-name="Tableau9.A2" office:value-type="string">
            <text:p text:style-name="Table_20_Contents">towner <text:s text:c="6"/></text:p>
          </table:table-cell>
          <table:table-cell table:style-name="Tableau9.B2" office:value-type="string">
            <text:p text:style-name="Table_20_Contents">Owner </text:p>
          </table:table-cell>
        </table:table-row>
        <table:table-row>
          <table:table-cell table:style-name="Tableau9.A2" office:value-type="string">
            <text:p text:style-name="Table_20_Contents">tquality <text:s text:c="4"/></text:p>
          </table:table-cell>
          <table:table-cell table:style-name="Tableau9.B2" office:value-type="string">
            <text:p text:style-name="Table_20_Contents">Quality</text:p>
          </table:table-cell>
        </table:table-row>
        <table:table-row>
          <table:table-cell table:style-name="Tableau9.A2" office:value-type="string">
            <text:p text:style-name="Table_20_Contents">tuser</text:p>
          </table:table-cell>
          <table:table-cell table:style-name="Tableau9.B2" office:value-type="string">
            <text:p text:style-name="Table_20_Contents">Description of client</text:p>
          </table:table-cell>
        </table:table-row>
        <table:table-row>
          <table:table-cell table:style-name="Tableau9.A2" office:value-type="string">
            <text:p text:style-name="Table_20_Contents">tmarket</text:p>
          </table:table-cell>
          <table:table-cell table:style-name="Tableau9.B2" office:value-type="string">
            <text:p text:style-name="Table_20_Contents">History of market</text:p>
          </table:table-cell>
        </table:table-row>
        <table:table-row>
          <table:table-cell table:style-name="Tableau9.A2" office:value-type="string">
            <text:p text:style-name="Table_20_Contents">tconst</text:p>
          </table:table-cell>
          <table:table-cell table:style-name="Tableau9.B2" office:value-type="string">
            <text:p text:style-name="Table_20_Contents">Constants of the market</text:p>
          </table:table-cell>
        </table:table-row>
      </table:table>
      <text:p text:style-name="P5"/>
      <text:h text:style-name="Heading_20_4" text:outline-level="4"><text:soft-page-break/>Owner </text:h>
      <text:p text:style-name="P1">They are owners of values provided by orders and the authors of orders, while clients connect to the database and act on the market on the behalf of owners. An owner is defined by a name. It is recorded when the first order of this owner is recorded in the current session of the market. </text:p>
      <text:h text:style-name="Heading_20_4" text:outline-level="4">Quality </text:h>
      <text:p text:style-name="P1">A quality is a string. It's form depends on a constant CHECK_QUALITY_OWNERSHIP in the table <text:span text:style-name="Citation">tconst</text:span>. </text:p>
      <text:p text:style-name="P1">When <text:s/>CHECK_QUALITY_OWNERSHIP=0, the name of the quality can be any non empty string.</text:p>
      <text:p text:style-name="P1">When CHECK_QUALITY_OWNERSHIP=1, the quality belongs to a single client whose name is <text:span text:style-name="Citation">client_name</text:span>. The following rules are implemented:</text:p>
      <text:list xml:id="list1346210000" text:style-name="L3">
        <text:list-item>
          <text:p text:style-name="P24">The quality provided by an order must belong to the client that insert it.</text:p>
        </text:list-item>
        <text:list-item>
          <text:p text:style-name="P24">A client can only remove movements whose quality belongs to him.</text:p>
        </text:list-item>
      </text:list>
      <text:p text:style-name="P1">The form of the quality is <text:span text:style-name="Citation">&lt;client_name&gt;/&lt;quality_name&gt;</text:span>.</text:p>
      <text:p text:style-name="P1">A value belongs to an owner while a quality belongs to a client.</text:p>
      <text:p text:style-name="P1">A quality is inserted into <text:span text:style-name="Citation">tquality</text:span> the first time an order use it in a market session.</text:p>
      <text:p text:style-name="P1">After market creation, This constant should not be changed after the market is created. It can be changed only by a super user.</text:p>
      <text:h text:style-name="Heading_20_4" text:outline-level="4">Movement and Order</text:h>
      <text:p text:style-name="P1">An exchange is a set of movements representing a cycle where each partner provides a value he owns to an other partner. An exchange is simply a set of record in the table <text:span text:style-name="Citation">tmvt</text:span>, where each defines the value, the provider, the receiver (see §<text:bookmark-ref text:reference-format="chapter" text:ref-name="__RefNumPara__3102_1708591245">3.2.9</text:bookmark-ref> and §<text:bookmark-ref text:reference-format="number-no-superior" text:ref-name="__RefNumPara__1544_1246926326">3.2.11</text:bookmark-ref> for details).</text:p>
      <text:h text:style-name="Heading_20_4" text:outline-level="4"><text:bookmark-start text:name="__RefNumPara__1378_1906562030"/>Quote <text:bookmark-end text:name="__RefNumPara__1378_1906562030"/></text:h>
      <text:p text:style-name="P1">Represents a quote made by an owner. </text:p>
      <table:table table:name="Tableau2" table:style-name="Tableau2">
        <table:table-column table:style-name="Tableau2.A"/>
        <table:table-column table:style-name="Tableau2.B"/>
        <table:table-column table:style-name="Tableau2.C"/>
        <table:table-row>
          <table:table-cell table:style-name="Tableau2.A1" office:value-type="string">
            <text:p text:style-name="P1">Column</text:p>
          </table:table-cell>
          <table:table-cell table:style-name="Tableau2.A1" office:value-type="string">
            <text:p text:style-name="P1">Type</text:p>
          </table:table-cell>
          <table:table-cell table:style-name="Tableau2.C1" office:value-type="string">
            <text:p text:style-name="P1">Meaning </text:p>
          </table:table-cell>
        </table:table-row>
        <table:table-row>
          <table:table-cell table:style-name="Tableau2.A2" office:value-type="string">
            <text:p text:style-name="P1">id</text:p>
          </table:table-cell>
          <table:table-cell table:style-name="Tableau2.A2" office:value-type="string">
            <text:p text:style-name="P1">int</text:p>
          </table:table-cell>
          <table:table-cell table:style-name="Tableau2.C2" office:value-type="string">
            <text:p text:style-name="P1">Internal id of the quote that is used to reference the quote in order to execute the corresponding order.</text:p>
          </table:table-cell>
        </table:table-row>
        <table:table-row>
          <table:table-cell table:style-name="Tableau2.A2" office:value-type="string">
            <text:p text:style-name="P1">own</text:p>
          </table:table-cell>
          <table:table-cell table:style-name="Tableau2.A2" office:value-type="string">
            <text:p text:style-name="P1">int </text:p>
          </table:table-cell>
          <table:table-cell table:style-name="Tableau2.C2" office:value-type="string">
            <text:p text:style-name="P1">Internal reference to the owner.</text:p>
          </table:table-cell>
        </table:table-row>
        <table:table-row>
          <table:table-cell table:style-name="Tableau2.A2" office:value-type="string">
            <text:p text:style-name="P1">nr</text:p>
          </table:table-cell>
          <table:table-cell table:style-name="Tableau2.A2" office:value-type="string">
            <text:p text:style-name="P1">int </text:p>
          </table:table-cell>
          <table:table-cell table:style-name="Tableau2.C2" office:value-type="string">
            <text:p text:style-name="P1">Internal reference to the quality required.</text:p>
          </table:table-cell>
        </table:table-row>
        <table:table-row>
          <table:table-cell table:style-name="Tableau2.A2" office:value-type="string">
            <text:p text:style-name="P1">qtt_requ</text:p>
          </table:table-cell>
          <table:table-cell table:style-name="Tableau2.A2" office:value-type="string">
            <text:p text:style-name="P1">int8</text:p>
          </table:table-cell>
          <table:table-cell table:style-name="Tableau2.C2" office:value-type="string">
            <text:p text:style-name="P1">Quantity required by the quote.</text:p>
          </table:table-cell>
        </table:table-row>
        <table:table-row>
          <table:table-cell table:style-name="Tableau2.A2" office:value-type="string">
            <text:p text:style-name="P1">np</text:p>
          </table:table-cell>
          <table:table-cell table:style-name="Tableau2.A2" office:value-type="string">
            <text:p text:style-name="P1">int </text:p>
          </table:table-cell>
          <table:table-cell table:style-name="Tableau2.C2" office:value-type="string">
            <text:p text:style-name="P1">Internal reference to the quality provided.</text:p>
          </table:table-cell>
        </table:table-row>
        <table:table-row>
          <table:table-cell table:style-name="Tableau2.A2" office:value-type="string">
            <text:p text:style-name="P1">qtt_in</text:p>
          </table:table-cell>
          <table:table-cell table:style-name="Tableau2.A2" office:value-type="string">
            <text:p text:style-name="P1">int8</text:p>
          </table:table-cell>
          <table:table-cell table:style-name="Tableau2.C2" office:value-type="string">
            <text:p text:style-name="P1">Sum of quantities received by flows produced by the quote. The couple (nr,qt_in) define the value received.</text:p>
          </table:table-cell>
        </table:table-row>
        <table:table-row>
          <table:table-cell table:style-name="Tableau2.A2" office:value-type="string">
            <text:p text:style-name="P1">qtt_out</text:p>
          </table:table-cell>
          <table:table-cell table:style-name="Tableau2.A2" office:value-type="string">
            <text:p text:style-name="P1">int8</text:p>
          </table:table-cell>
          <table:table-cell table:style-name="Tableau2.C2" office:value-type="string">
            <text:p text:style-name="P1">Sum of quantities provided by flows produced by the quote. The couple (np,qtt_out) define the value provided.</text:p>
          </table:table-cell>
        </table:table-row>
        <table:table-row>
          <table:table-cell table:style-name="Tableau2.A2" office:value-type="string">
            <text:p text:style-name="P1">flows</text:p>
          </table:table-cell>
          <table:table-cell table:style-name="Tableau2.A2" office:value-type="string">
            <text:p text:style-name="P1">yflow[]</text:p>
          </table:table-cell>
          <table:table-cell table:style-name="Tableau2.C2" office:value-type="string">
            <text:p text:style-name="P1">An array of flows representing the list of agreements <text:soft-page-break/>produced by the quote.</text:p>
          </table:table-cell>
        </table:table-row>
        <table:table-row>
          <table:table-cell table:style-name="Tableau2.A2" office:value-type="string">
            <text:p text:style-name="P1">created</text:p>
          </table:table-cell>
          <table:table-cell table:style-name="Tableau2.A2" office:value-type="string">
            <text:p text:style-name="P1">timestamp</text:p>
          </table:table-cell>
          <table:table-cell table:style-name="Tableau2.C2" office:value-type="string">
            <text:p text:style-name="P1">Time when the quote is created.</text:p>
          </table:table-cell>
        </table:table-row>
        <table:table-row>
          <table:table-cell table:style-name="Tableau2.A2" office:value-type="string">
            <text:p text:style-name="P1">removed</text:p>
          </table:table-cell>
          <table:table-cell table:style-name="Tableau2.A2" office:value-type="string">
            <text:p text:style-name="P1">timestamp</text:p>
          </table:table-cell>
          <table:table-cell table:style-name="Tableau2.C2" office:value-type="string">
            <text:p text:style-name="P1">Time when the quote is moved to the table tquoteremoved.</text:p>
          </table:table-cell>
        </table:table-row>
      </table:table>
      <text:p text:style-name="P1">The id is a unique key referencing this quote. (nr,qtt_requ) is the value received while (np,qtt_prov) is the value provided if the quote was executed.</text:p>
      <text:p text:style-name="P1">The type <text:span text:style-name="Citation">yflow</text:span> represents an exchange. An order is a tuple (<text:span text:style-name="Citation">id,own,nr,qtt_requ,np,qtt_prov,qtt</text:span>) where <text:span text:style-name="Citation">id</text:span> is its unique key, <text:span text:style-name="Citation">own</text:span> the owner of the value provided, (<text:span text:style-name="Citation">nr,qtt_requ</text:span>) the value required, (<text:span text:style-name="Citation">np,qtt_prov</text:span>) the value initially provided, and <text:span text:style-name="Citation">qtt</text:span>&lt;=<text:span text:style-name="Citation">qtt_prov</text:span> the quantity remaining available for exchange. <text:span text:style-name="Citation">yflow</text:span> is a list of such orders, where the quality provided by one equals the quality required by the next one. A given <text:span text:style-name="Citation">yflow</text:span> defines a flow of quantities provided by each partner (owner) of <text:span text:style-name="T13">yflow</text:span>. <text:s/>The field <text:span text:style-name="T13">flows</text:span><text:span text:style-name="T11"> is the set of exchanges that would be created if the quote was executed.</text:span></text:p>
      <text:h text:style-name="Heading_20_3" text:outline-level="3"><text:bookmark-start text:name="__RefNumPara__1916_196963446"/><text:s/>Garbage collector of orders<text:bookmark-end text:name="__RefNumPara__1916_196963446"/></text:h>
      <text:p text:style-name="P1">Orders that are frequently included in refused cycles tend to slow the speed of matchings. <text:s/>Orders that belong to potential cycles but are not elected to form exchanges are removed from the searching table when they consume too much time. The time consumed by an order is accumulated until a limit is reached. The limit is a constant tconst.MAXTRY expressed in microseconds. Rejected orders are moved to torderremoved. The quantity available creates a single movement from the owner to the same owner for accounting consistency reason.</text:p>
      <text:h text:style-name="Heading_20_3" text:outline-level="3"><text:s/>Limits on potential exchanges</text:h>
      <text:p text:style-name="P1">Due to the number of possible combinations, scanning required to form cycles can be huge. The traversal of the order book is limited by the number of partners of cycles explored. This limit is defined by a constant tconst.MAXCYCLE. </text:p>
      <text:p text:style-name="P1">For the same reason, the exploration stops when the number of potential cycles fetched reaches a limit tconst.MAXPATHFETCHED. Since all cycles having a given number n of partners are explorated before those having n+1 partners; this mechanism limits the number of partners of cycles for high workload.</text:p>
      <text:h text:style-name="Heading_20_3" text:outline-level="3"><text:s/>Quotas</text:h>
      <text:p text:style-name="P1">The time spent to execute long primitives (<text:span text:style-name="Citation">finsertorder,fgetquote,fgetprequote,fexecquote</text:span>) is cumulated for each client. When this time spent reaches a limit defined by the field <text:span text:style-name="Citation">tuser.quota</text:span>, these functions become forbidden for this client. </text:p>
      <text:p text:style-name="P1">The time spent is cleared when the market session is opened. </text:p>
      <text:p text:style-name="P1">The quota allocated to a client can be disabled by setting the quota of the user <text:s/>to 0. When set to a non null integer, it limits the total number of microseconds allocated to this client. It can be set <text:s/>individually for each client.</text:p>
      <text:h text:style-name="Heading_20_2" text:outline-level="2">Application programming interface</text:h>
      <text:p text:style-name="P1">The <text:span text:style-name="Citation">client</text:span> role acts through stored procedures wrapped in read-commited transactions that is the default mode of transactions of postgreSQL. </text:p>
      <text:p text:style-name="P1">The following table lists functions and views of the model. </text:p>
      <table:table table:name="Tableau8" table:style-name="Tableau8">
        <table:table-column table:style-name="Tableau8.A"/>
        <table:table-column table:style-name="Tableau8.B"/>
        <table:table-column table:style-name="Tableau8.C"/>
        <table:table-column table:style-name="Tableau8.D"/>
        <text:soft-page-break/>
        <table:table-row>
          <table:table-cell table:style-name="Tableau8.A1" office:value-type="string">
            <text:p text:style-name="P17">Function and views</text:p>
          </table:table-cell>
          <table:table-cell table:style-name="Tableau8.B1" office:value-type="string">
            <text:p text:style-name="P17">action</text:p>
          </table:table-cell>
          <table:table-cell table:style-name="Tableau8.B1" office:value-type="string">
            <text:p text:style-name="P17">Market phase</text:p>
          </table:table-cell>
          <table:table-cell table:style-name="Tableau8.D1" office:value-type="string">
            <text:p text:style-name="P17">Roles allowed</text:p>
          </table:table-cell>
        </table:table-row>
        <table:table-row>
          <table:table-cell table:style-name="Tableau8.A2" office:value-type="string">
            <text:p text:style-name="Table_20_Contents">finsertorder</text:p>
          </table:table-cell>
          <table:table-cell table:style-name="Tableau8.B2" office:value-type="string">
            <text:p text:style-name="Table_20_Contents">Inserts an order</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getprequote</text:p>
          </table:table-cell>
          <table:table-cell table:style-name="Tableau8.B2" office:value-type="string">
            <text:p text:style-name="Table_20_Contents">Gets a prequote</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getquote</text:p>
          </table:table-cell>
          <table:table-cell table:style-name="Tableau8.B2" office:value-type="string">
            <text:p text:style-name="Table_20_Contents">Gets a quote</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execquote</text:p>
          </table:table-cell>
          <table:table-cell table:style-name="Tableau8.B2" office:value-type="string">
            <text:p text:style-name="Table_20_Contents">Executes a quote</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removeorder</text:p>
          </table:table-cell>
          <table:table-cell table:style-name="Tableau8.B2" office:value-type="string">
            <text:p text:style-name="Table_20_Contents">Removes an order</text:p>
          </table:table-cell>
          <table:table-cell table:style-name="Tableau8.B2" office:value-type="string">
            <text:p text:style-name="Table_20_Contents">OPENED </text:p>
          </table:table-cell>
          <table:table-cell table:style-name="Tableau8.D2" office:value-type="string">
            <text:p text:style-name="Table_20_Contents">client</text:p>
          </table:table-cell>
        </table:table-row>
        <table:table-row>
          <table:table-cell table:style-name="Tableau8.A2" office:value-type="string">
            <text:p text:style-name="Table_20_Contents">fgetagr</text:p>
          </table:table-cell>
          <table:table-cell table:style-name="Tableau8.B2" office:value-type="string">
            <text:p text:style-name="Table_20_Contents">Describes an agreement</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fremoveagreement</text:p>
          </table:table-cell>
          <table:table-cell table:style-name="Tableau8.B2" office:value-type="string">
            <text:p text:style-name="Table_20_Contents">Removes movements </text:p>
          </table:table-cell>
          <table:table-cell table:style-name="Tableau8.B2" office:value-type="string">
            <text:p text:style-name="Table_20_Contents">OPENED,</text:p>
            <text:p text:style-name="Table_20_Contents">CLOSING</text:p>
          </table:table-cell>
          <table:table-cell table:style-name="Tableau8.D2" office:value-type="string">
            <text:p text:style-name="Table_20_Contents">client</text:p>
          </table:table-cell>
        </table:table-row>
        <table:table-row>
          <table:table-cell table:style-name="Tableau8.A2" office:value-type="string">
            <text:p text:style-name="Table_20_Contents">fgetstats</text:p>
          </table:table-cell>
          <table:table-cell table:style-name="Tableau8.B2" office:value-type="string">
            <text:p text:style-name="Table_20_Contents">Produces statistics</text:p>
          </table:table-cell>
          <table:table-cell table:style-name="Tableau8.B2" office:value-type="string">
            <text:p text:style-name="Table_20_Contents"/>
          </table:table-cell>
          <table:table-cell table:style-name="Tableau8.D2" office:value-type="string">
            <text:p text:style-name="Table_20_Contents">admin </text:p>
          </table:table-cell>
        </table:table-row>
        <table:table-row>
          <table:table-cell table:style-name="Tableau8.A2" office:value-type="string">
            <text:p text:style-name="Table_20_Contents">fgeterrs</text:p>
          </table:table-cell>
          <table:table-cell table:style-name="Tableau8.B2" office:value-type="string">
            <text:p text:style-name="Table_20_Contents">List of errors</text:p>
          </table:table-cell>
          <table:table-cell table:style-name="Tableau8.B2" office:value-type="string">
            <text:p text:style-name="Table_20_Contents"/>
          </table:table-cell>
          <table:table-cell table:style-name="Tableau8.D2" office:value-type="string">
            <text:p text:style-name="Table_20_Contents">admin </text:p>
          </table:table-cell>
        </table:table-row>
        <table:table-row>
          <table:table-cell table:style-name="Tableau8.A2" office:value-type="string">
            <text:p text:style-name="Table_20_Contents">fchangemarketstate</text:p>
          </table:table-cell>
          <table:table-cell table:style-name="Tableau8.B2" office:value-type="string">
            <text:p text:style-name="Table_20_Contents">Change the state of the market</text:p>
          </table:table-cell>
          <table:table-cell table:style-name="Tableau8.B2" office:value-type="string">
            <text:p text:style-name="Table_20_Contents"/>
          </table:table-cell>
          <table:table-cell table:style-name="Tableau8.D2" office:value-type="string">
            <text:p text:style-name="Table_20_Contents">admin</text:p>
          </table:table-cell>
        </table:table-row>
        <table:table-row>
          <table:table-cell table:style-name="Tableau8.A2" office:value-type="string">
            <text:p text:style-name="Table_20_Contents">fcreateuser</text:p>
          </table:table-cell>
          <table:table-cell table:style-name="Tableau8.B2" office:value-type="string">
            <text:p text:style-name="Table_20_Contents">Creates a user</text:p>
          </table:table-cell>
          <table:table-cell table:style-name="Tableau8.B2" office:value-type="string">
            <text:p text:style-name="Table_20_Contents"/>
          </table:table-cell>
          <table:table-cell table:style-name="Tableau8.D2" office:value-type="string">
            <text:p text:style-name="Table_20_Contents">admin</text:p>
          </table:table-cell>
        </table:table-row>
        <table:table-row>
          <table:table-cell table:style-name="Tableau8.A2" office:value-type="string">
            <text:p text:style-name="Table_20_Contents">vorder</text:p>
          </table:table-cell>
          <table:table-cell table:style-name="Tableau8.B2" office:value-type="string">
            <text:p text:style-name="Table_20_Contents">List of pending orders</text:p>
          </table:table-cell>
          <table:table-cell table:style-name="Tableau8.B2" office:value-type="string">
            <text:p text:style-name="Table_20_Contents"/>
          </table:table-cell>
          <table:table-cell table:style-name="Tableau8.D2" office:value-type="string">
            <text:p text:style-name="Table_20_Contents"><text:s/></text:p>
          </table:table-cell>
        </table:table-row>
        <table:table-row>
          <table:table-cell table:style-name="Tableau8.A2" office:value-type="string">
            <text:p text:style-name="Table_20_Contents">vorderremoved</text:p>
          </table:table-cell>
          <table:table-cell table:style-name="Tableau8.B2" office:value-type="string">
            <text:p text:style-name="Table_20_Contents">List of removed order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orderverif</text:p>
          </table:table-cell>
          <table:table-cell table:style-name="Tableau8.B2" office:value-type="string">
            <text:p text:style-name="Table_20_Contents">List of active and removed order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vt</text:p>
          </table:table-cell>
          <table:table-cell table:style-name="Tableau8.B2" office:value-type="string">
            <text:p text:style-name="Table_20_Contents">List of pending movement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vtremoved</text:p>
          </table:table-cell>
          <table:table-cell table:style-name="Tableau8.B2" office:value-type="string">
            <text:p text:style-name="Table_20_Contents">List of removed movement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vtverif</text:p>
          </table:table-cell>
          <table:table-cell table:style-name="Tableau8.B2" office:value-type="string">
            <text:p text:style-name="Table_20_Contents">List of removed movement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arket</text:p>
          </table:table-cell>
          <table:table-cell table:style-name="Tableau8.B2" office:value-type="string">
            <text:p text:style-name="Table_20_Contents">Market state</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0" office:value-type="string">
            <text:p text:style-name="Table_20_Contents">vmarkethistory</text:p>
          </table:table-cell>
          <table:table-cell table:style-name="Tableau8.B20" office:value-type="string">
            <text:p text:style-name="Table_20_Contents">Market history</text:p>
          </table:table-cell>
          <table:table-cell table:style-name="Tableau8.B20" office:value-type="string">
            <text:p text:style-name="Table_20_Contents"/>
          </table:table-cell>
          <table:table-cell table:style-name="Tableau8.D20" office:value-type="string">
            <text:p text:style-name="Table_20_Contents"/>
          </table:table-cell>
        </table:table-row>
      </table:table>
      <text:p text:style-name="P1"/>
      <text:p text:style-name="P4">In case of error, an exception is raised depending on it's type and current transaction is rolled back.</text:p>
      <table:table table:name="Tableau12" table:style-name="Tableau12">
        <table:table-column table:style-name="Tableau12.A"/>
        <table:table-column table:style-name="Tableau12.B"/>
        <table:table-row>
          <table:table-cell table:style-name="Tableau12.A1" office:value-type="string">
            <text:p text:style-name="P3">Error codes </text:p>
          </table:table-cell>
          <table:table-cell table:style-name="Tableau12.B1" office:value-type="string">
            <text:p text:style-name="P18">Type</text:p>
          </table:table-cell>
        </table:table-row>
        <table:table-row>
          <table:table-cell table:style-name="Tableau12.A2" office:value-type="string">
            <text:p text:style-name="P1">YA001</text:p>
          </table:table-cell>
          <table:table-cell table:style-name="Tableau12.B2" office:value-type="string">
            <text:p text:style-name="P1">Quantity of a given quality overflows </text:p>
          </table:table-cell>
        </table:table-row>
        <table:table-row>
          <table:table-cell table:style-name="Tableau12.A2" office:value-type="string">
            <text:p text:style-name="P1">YA002</text:p>
          </table:table-cell>
          <table:table-cell table:style-name="Tableau12.B2" office:value-type="string">
            <text:p text:style-name="P1">accounting error </text:p>
          </table:table-cell>
        </table:table-row>
        <table:table-row>
          <table:table-cell table:style-name="Tableau12.A2" office:value-type="string">
            <text:p text:style-name="P1">YA003</text:p>
          </table:table-cell>
          <table:table-cell table:style-name="Tableau12.B2" office:value-type="string">
            <text:p text:style-name="P1">internal error </text:p>
          </table:table-cell>
        </table:table-row>
        <table:table-row>
          <table:table-cell table:style-name="Tableau12.A2" office:value-type="string">
            <text:p text:style-name="P1">YU001</text:p>
          </table:table-cell>
          <table:table-cell table:style-name="Tableau12.B2" office:value-type="string">
            <text:p text:style-name="P1">abort dues to incorrect use of a primitive <text:s/></text:p>
          </table:table-cell>
        </table:table-row>
      </table:table>
      <text:p text:style-name="P1"/>
      <text:p text:style-name="P1"/>
      <text:p text:style-name="P7">In the following, int is used for 32 bit integer, and int8 for 64 bits integer.</text:p>
      <text:h text:style-name="Heading_20_3" text:outline-level="3"><text:bookmark-start text:name="__RefNumPara__1681_1968583269"/>finsertorder <text:bookmark-end text:name="__RefNumPara__1681_1968583269"/></text:h>
      <text:p text:style-name="code-imformatique">SELECT finsertorder(</text:p>
      <text:p text:style-name="code-imformatique">_owner text,</text:p>
      <text:p text:style-name="code-imformatique">_qualityprovided text,</text:p>
      <text:p text:style-name="code-imformatique">_qttprovided int8,</text:p>
      <text:p text:style-name="code-imformatique">_qttrequired int8, </text:p>
      <text:p text:style-name="code-imformatique">_qualityrequired text); </text:p>
      <text:p text:style-name="P1">conditions :</text:p>
      <text:list xml:id="list1108471805" text:style-name="L4">
        <text:list-item>
          <text:p text:style-name="P25"><text:span text:style-name="variable_5f_math">_qttprovided</text:span> &gt; 0</text:p>
        </text:list-item>
        <text:list-item>
          <text:p text:style-name="P25"><text:span text:style-name="variable_5f_math">_qttrequired</text:span> &gt; 0</text:p>
        </text:list-item>
      </text:list>
      <text:p text:style-name="P1">the function inserts an order made by <text:span text:style-name="T13">_owner</text:span> providing the value (<text:span text:style-name="T13">_qttprovided,_qualityprovided</text:span>) in exchange of a value having the quality <text:span text:style-name="T13">_qualityrequired</text:span> and for a minimum quantity of <text:span text:style-name="T13">_qttrequired</text:span>.</text:p>
      <text:p text:style-name="P1">Possible cycles are found and converted into movements. The remaining quantity provided that is not used by theses exchanges is stored in the order object.</text:p>
      <text:p text:style-name="P1">The <text:s/>record returned is a y<text:span text:style-name="Citation">resorder</text:span> representing details of exchanges produced:</text:p>
      <text:p text:style-name="P1"/>
      <table:table table:name="Tableau6" table:style-name="Tableau6">
        <table:table-column table:style-name="Tableau6.A"/>
        <table:table-column table:style-name="Tableau6.B"/>
        <table:table-column table:style-name="Tableau6.C"/>
        <table:table-row>
          <table:table-cell table:style-name="Tableau6.A1" office:value-type="string">
            <text:p text:style-name="P1">Column</text:p>
          </table:table-cell>
          <table:table-cell table:style-name="Tableau6.A1" office:value-type="string">
            <text:p text:style-name="P1">Type</text:p>
          </table:table-cell>
          <table:table-cell table:style-name="Tableau6.C1" office:value-type="string">
            <text:p text:style-name="P1">Meaning </text:p>
          </table:table-cell>
        </table:table-row>
        <table:table-row>
          <table:table-cell table:style-name="Tableau6.A2" office:value-type="string">
            <text:p text:style-name="P1">id</text:p>
          </table:table-cell>
          <table:table-cell table:style-name="Tableau6.A2" office:value-type="string">
            <text:p text:style-name="P1">int</text:p>
          </table:table-cell>
          <table:table-cell table:style-name="Tableau6.C2" office:value-type="string">
            <text:p text:style-name="P1">Internal reference to the order</text:p>
          </table:table-cell>
        </table:table-row>
        <table:table-row>
          <table:table-cell table:style-name="Tableau6.A2" office:value-type="string">
            <text:p text:style-name="P1">uuid</text:p>
          </table:table-cell>
          <table:table-cell table:style-name="Tableau6.A2" office:value-type="string">
            <text:p text:style-name="P1">text</text:p>
          </table:table-cell>
          <table:table-cell table:style-name="Tableau6.C2" office:value-type="string">
            <text:p text:style-name="P1">The reference of the order (session number - id)</text:p>
          </table:table-cell>
        </table:table-row>
        <table:table-row>
          <table:table-cell table:style-name="Tableau6.A2" office:value-type="string">
            <text:p text:style-name="P1">own</text:p>
          </table:table-cell>
          <table:table-cell table:style-name="Tableau6.A2" office:value-type="string">
            <text:p text:style-name="P1">int </text:p>
          </table:table-cell>
          <table:table-cell table:style-name="Tableau6.C2" office:value-type="string">
            <text:p text:style-name="P1">Internal reference to the owner</text:p>
          </table:table-cell>
        </table:table-row>
        <table:table-row>
          <table:table-cell table:style-name="Tableau6.A2" office:value-type="string">
            <text:p text:style-name="P1">nr</text:p>
          </table:table-cell>
          <table:table-cell table:style-name="Tableau6.A2" office:value-type="string">
            <text:p text:style-name="P1">int </text:p>
          </table:table-cell>
          <table:table-cell table:style-name="Tableau6.C2" office:value-type="string">
            <text:p text:style-name="P1">Internal reference to the quality required</text:p>
          </table:table-cell>
        </table:table-row>
        <table:table-row>
          <table:table-cell table:style-name="Tableau6.A2" office:value-type="string">
            <text:p text:style-name="P1">qtt_requ</text:p>
          </table:table-cell>
          <table:table-cell table:style-name="Tableau6.A2" office:value-type="string">
            <text:p text:style-name="P1">int8</text:p>
          </table:table-cell>
          <table:table-cell table:style-name="Tableau6.C2" office:value-type="string">
            <text:p text:style-name="P1">Quantity required</text:p>
          </table:table-cell>
        </table:table-row>
        <table:table-row>
          <table:table-cell table:style-name="Tableau6.A2" office:value-type="string">
            <text:p text:style-name="P1">np</text:p>
          </table:table-cell>
          <table:table-cell table:style-name="Tableau6.A2" office:value-type="string">
            <text:p text:style-name="P1">int </text:p>
          </table:table-cell>
          <table:table-cell table:style-name="Tableau6.C2" office:value-type="string">
            <text:p text:style-name="P1">Internal reference to the quality provided</text:p>
          </table:table-cell>
        </table:table-row>
        <table:table-row>
          <table:table-cell table:style-name="Tableau6.A2" office:value-type="string">
            <text:p text:style-name="P1">qtt_prov</text:p>
          </table:table-cell>
          <table:table-cell table:style-name="Tableau6.A2" office:value-type="string">
            <text:p text:style-name="P1">int8</text:p>
          </table:table-cell>
          <table:table-cell table:style-name="Tableau6.C2" office:value-type="string">
            <text:p text:style-name="P1">Quantity provided</text:p>
          </table:table-cell>
        </table:table-row>
        <table:table-row>
          <table:table-cell table:style-name="Tableau6.A2" office:value-type="string">
            <text:p text:style-name="P1">qtt_in</text:p>
          </table:table-cell>
          <table:table-cell table:style-name="Tableau6.A2" office:value-type="string">
            <text:p text:style-name="P1">int8</text:p>
          </table:table-cell>
          <table:table-cell table:style-name="Tableau6.C2" office:value-type="string">
            <text:p text:style-name="P1">Sum on flows of quantities received</text:p>
          </table:table-cell>
        </table:table-row>
        <table:table-row>
          <table:table-cell table:style-name="Tableau6.A2" office:value-type="string">
            <text:p text:style-name="P1">qtt_out</text:p>
          </table:table-cell>
          <table:table-cell table:style-name="Tableau6.A2" office:value-type="string">
            <text:p text:style-name="P1">int8</text:p>
          </table:table-cell>
          <table:table-cell table:style-name="Tableau6.C2" office:value-type="string">
            <text:p text:style-name="P1">Sum on flows of quantities provided (qtt_out &lt;= qtt_prov)</text:p>
          </table:table-cell>
        </table:table-row>
        <table:table-row>
          <table:table-cell table:style-name="Tableau6.A2" office:value-type="string">
            <text:p text:style-name="P1">flows</text:p>
          </table:table-cell>
          <table:table-cell table:style-name="Tableau6.A2" office:value-type="string">
            <text:p text:style-name="P1">json</text:p>
          </table:table-cell>
          <table:table-cell table:style-name="Tableau6.C2" office:value-type="string">
            <text:p text:style-name="P1">The list of exchange produced</text:p>
          </table:table-cell>
        </table:table-row>
      </table:table>
      <text:p text:style-name="P1"/>
      <text:p text:style-name="P1">The ratio <text:span text:style-name="T13">qtt_out/qtt_in</text:span> is lower than <text:span text:style-name="T13">qtt_prov/qtt_requ</text:span> and <text:span text:style-name="T13">qtt_out &lt;= qtt_prov</text:span>. </text:p>
      <text:p text:style-name="P1">The json <text:span text:style-name="T13">flows</text:span> represents an array of exchanges produced by the order. Each order is an array of movements described by a dictionary with the following keys:</text:p>
      <text:p text:style-name="P1"/>
      <table:table table:name="Tableau7" table:style-name="Tableau7">
        <table:table-column table:style-name="Tableau7.A"/>
        <table:table-column table:style-name="Tableau7.B"/>
        <table:table-column table:style-name="Tableau7.C"/>
        <table:table-row>
          <table:table-cell table:style-name="Tableau7.A1" office:value-type="string">
            <text:p text:style-name="P1">Key</text:p>
          </table:table-cell>
          <table:table-cell table:style-name="Tableau7.A1" office:value-type="string">
            <text:p text:style-name="P1">Type</text:p>
          </table:table-cell>
          <table:table-cell table:style-name="Tableau7.C1" office:value-type="string">
            <text:p text:style-name="P1">Value </text:p>
          </table:table-cell>
        </table:table-row>
        <text:soft-page-break/>
        <table:table-row>
          <table:table-cell table:style-name="Tableau7.A2" office:value-type="string">
            <text:p text:style-name="P1">id</text:p>
          </table:table-cell>
          <table:table-cell table:style-name="Tableau7.A2" office:value-type="string">
            <text:p text:style-name="P1">int</text:p>
          </table:table-cell>
          <table:table-cell table:style-name="Tableau7.C2" office:value-type="string">
            <text:p text:style-name="P1">Internal reference to the order</text:p>
          </table:table-cell>
        </table:table-row>
        <table:table-row>
          <table:table-cell table:style-name="Tableau7.A2" office:value-type="string">
            <text:p text:style-name="P1">own</text:p>
          </table:table-cell>
          <table:table-cell table:style-name="Tableau7.A2" office:value-type="string">
            <text:p text:style-name="P1">int </text:p>
          </table:table-cell>
          <table:table-cell table:style-name="Tableau7.C2" office:value-type="string">
            <text:p text:style-name="P1">Internal reference to the owner</text:p>
          </table:table-cell>
        </table:table-row>
        <table:table-row>
          <table:table-cell table:style-name="Tableau7.A2" office:value-type="string">
            <text:p text:style-name="P1">nr</text:p>
          </table:table-cell>
          <table:table-cell table:style-name="Tableau7.A2" office:value-type="string">
            <text:p text:style-name="P1">int </text:p>
          </table:table-cell>
          <table:table-cell table:style-name="Tableau7.C2" office:value-type="string">
            <text:p text:style-name="P1">Internal reference to the quality required</text:p>
          </table:table-cell>
        </table:table-row>
        <table:table-row>
          <table:table-cell table:style-name="Tableau7.A2" office:value-type="string">
            <text:p text:style-name="P1">qtt_requ</text:p>
          </table:table-cell>
          <table:table-cell table:style-name="Tableau7.A2" office:value-type="string">
            <text:p text:style-name="P1">int8</text:p>
          </table:table-cell>
          <table:table-cell table:style-name="Tableau7.C2" office:value-type="string">
            <text:p text:style-name="P1">Quantity required by the order</text:p>
          </table:table-cell>
        </table:table-row>
        <table:table-row>
          <table:table-cell table:style-name="Tableau7.A2" office:value-type="string">
            <text:p text:style-name="P1">np</text:p>
          </table:table-cell>
          <table:table-cell table:style-name="Tableau7.A2" office:value-type="string">
            <text:p text:style-name="P1">int </text:p>
          </table:table-cell>
          <table:table-cell table:style-name="Tableau7.C2" office:value-type="string">
            <text:p text:style-name="P1">Internal reference to the quality provided</text:p>
          </table:table-cell>
        </table:table-row>
        <table:table-row>
          <table:table-cell table:style-name="Tableau7.A2" office:value-type="string">
            <text:p text:style-name="P1">qtt_prov</text:p>
          </table:table-cell>
          <table:table-cell table:style-name="Tableau7.A2" office:value-type="string">
            <text:p text:style-name="P1">int8</text:p>
          </table:table-cell>
          <table:table-cell table:style-name="Tableau7.C2" office:value-type="string">
            <text:p text:style-name="P1">Quantity provided by the order</text:p>
          </table:table-cell>
        </table:table-row>
        <table:table-row>
          <table:table-cell table:style-name="Tableau7.A2" office:value-type="string">
            <text:p text:style-name="P1">qtt</text:p>
          </table:table-cell>
          <table:table-cell table:style-name="Tableau7.A2" office:value-type="string">
            <text:p text:style-name="P1">int8</text:p>
          </table:table-cell>
          <table:table-cell table:style-name="Tableau7.C2" office:value-type="string">
            <text:p text:style-name="P1">Quantity of the order remaining available before the exchange</text:p>
          </table:table-cell>
        </table:table-row>
        <table:table-row>
          <table:table-cell table:style-name="Tableau7.A2" office:value-type="string">
            <text:p text:style-name="P1">flowr</text:p>
          </table:table-cell>
          <table:table-cell table:style-name="Tableau7.A2" office:value-type="string">
            <text:p text:style-name="P1">int8</text:p>
          </table:table-cell>
          <table:table-cell table:style-name="Tableau7.C2" office:value-type="string">
            <text:p text:style-name="P1">Quantity exchanged</text:p>
          </table:table-cell>
        </table:table-row>
      </table:table>
      <text:p text:style-name="P1"/>
      <text:h text:style-name="Heading_20_3" text:outline-level="3">fgetquote </text:h>
      <text:p text:style-name="code-imformatique">SELECT fgetquote(_owner text,_qualityprovided text,_qttprovided int8,_qttrequired int8,_qualityrequired text); </text:p>
      <text:p text:style-name="P1">conditions :</text:p>
      <text:list xml:id="list932222502" text:style-name="L5">
        <text:list-item>
          <text:p text:style-name="P26"><text:span text:style-name="variable_5f_math">_quantityprovided</text:span> &gt;0, </text:p>
        </text:list-item>
        <text:list-item>
          <text:p text:style-name="P27">_quantityrequired <text:span text:style-name="T12">&gt;0,</text:span></text:p>
        </text:list-item>
      </text:list>
      <text:p text:style-name="P1"/>
      <text:p text:style-name="P1">It provides the results that would be obtained if <text:span text:style-name="Citation">finsertorder</text:span> was executed with these arguments. It returns a record <text:span text:style-name="Citation">tquote</text:span> describing produced agreements. The <text:span text:style-name="Citation">id</text:span> field can be used to reference this quote for execution of <text:span text:style-name="Citation">finsertorder</text:span> with the same arguments. </text:p>
      <text:p text:style-name="P5"/>
      <text:h text:style-name="Heading_20_3" text:outline-level="3">fexecquote </text:h>
      <text:p text:style-name="code-imformatique">SELECT fexecquote(_owner text,_id int); </text:p>
      <text:p text:style-name="P1">conditions :</text:p>
      <text:list xml:id="list398395987" text:continue-numbering="true" text:style-name="L5">
        <text:list-item>
          <text:p text:style-name="P26"><text:span text:style-name="variable_5f_math">the quote has been submitted with the same owner</text:span>, </text:p>
        </text:list-item>
      </text:list>
      <text:p text:style-name="P1"/>
      <text:p text:style-name="P1">It executes a <text:span text:style-name="Citation">finsertorder</text:span> with the arguments of the referenced quote. Agreements provided by the quote are the same as those provided by the quote is the market is unchanged between the quote and it's execution. The quote is removed after execution. It returns a record <text:span text:style-name="Citation">tresorder</text:span> (described in §<text:bookmark-ref text:reference-format="chapter" text:ref-name="__RefNumPara__1681_1968583269">3.2.1</text:bookmark-ref> ). </text:p>
      <text:p text:style-name="P1">An error is returned when the quote does'nt exist or was not created with the same owner.</text:p>
      <text:h text:style-name="Heading_20_3" text:outline-level="3">fgetprequote </text:h>
      <text:p text:style-name="code-imformatique">SELECT fgetprequote(_owner text,_qualityprovided text,_qttprovided int8,_qualityrequired text); </text:p>
      <text:p text:style-name="P1">conditions :</text:p>
      <text:list xml:id="list144441219" text:continue-numbering="true" text:style-name="L5">
        <text:list-item>
          <text:p text:style-name="P26"><text:soft-page-break/><text:span text:style-name="variable_5f_math">_quantityprovided</text:span> &gt;0, </text:p>
        </text:list-item>
      </text:list>
      <text:p text:style-name="P1"/>
      <text:p text:style-name="P1">Gets a quote without defining the quantity required. This prequote is used to have an idea of the quantity required by the market in order to make a quote using <text:span text:style-name="Citation">fgetquote</text:span>. </text:p>
      <text:p text:style-name="P1">The quote depends on the owner because fairness of the bartering depends on it (see §<text:bookmark-ref text:reference-format="page" text:ref-name="__RefNumPara__1194_1299730079">7</text:bookmark-ref>). For each cycle the quantity provided is such as no barter is required. </text:p>
      <text:p text:style-name="P1">It returns a record <text:span text:style-name="Citation">yresprequote</text:span> with the following fields:</text:p>
      <text:p text:style-name="P1"/>
      <table:table table:name="Tableau5" table:style-name="Tableau5">
        <table:table-column table:style-name="Tableau5.A"/>
        <table:table-column table:style-name="Tableau5.B"/>
        <table:table-column table:style-name="Tableau5.C"/>
        <table:table-row>
          <table:table-cell table:style-name="Tableau5.A1" office:value-type="string">
            <text:p text:style-name="P1">Column</text:p>
          </table:table-cell>
          <table:table-cell table:style-name="Tableau5.A1" office:value-type="string">
            <text:p text:style-name="P1">Type</text:p>
          </table:table-cell>
          <table:table-cell table:style-name="Tableau5.C1" office:value-type="string">
            <text:p text:style-name="P1">Meaning </text:p>
          </table:table-cell>
        </table:table-row>
        <table:table-row>
          <table:table-cell table:style-name="Tableau5.A2" office:value-type="string">
            <text:p text:style-name="P1">own</text:p>
          </table:table-cell>
          <table:table-cell table:style-name="Tableau5.A2" office:value-type="string">
            <text:p text:style-name="P1">int </text:p>
          </table:table-cell>
          <table:table-cell table:style-name="Tableau5.C2" office:value-type="string">
            <text:p text:style-name="P1">Internal reference to the owner</text:p>
          </table:table-cell>
        </table:table-row>
        <table:table-row>
          <table:table-cell table:style-name="Tableau5.A2" office:value-type="string">
            <text:p text:style-name="P1">nr</text:p>
          </table:table-cell>
          <table:table-cell table:style-name="Tableau5.A2" office:value-type="string">
            <text:p text:style-name="P1">int </text:p>
          </table:table-cell>
          <table:table-cell table:style-name="Tableau5.C2" office:value-type="string">
            <text:p text:style-name="P1">Internal reference to the quality required</text:p>
          </table:table-cell>
        </table:table-row>
        <table:table-row>
          <table:table-cell table:style-name="Tableau5.A2" office:value-type="string">
            <text:p text:style-name="P1">qtt_prov</text:p>
          </table:table-cell>
          <table:table-cell table:style-name="Tableau5.A2" office:value-type="string">
            <text:p text:style-name="P1">int8</text:p>
          </table:table-cell>
          <table:table-cell table:style-name="Tableau5.C2" office:value-type="string">
            <text:p text:style-name="P1">Quantity provided</text:p>
          </table:table-cell>
        </table:table-row>
        <table:table-row>
          <table:table-cell table:style-name="Tableau5.A2" office:value-type="string">
            <text:p text:style-name="P1">np</text:p>
          </table:table-cell>
          <table:table-cell table:style-name="Tableau5.A2" office:value-type="string">
            <text:p text:style-name="P1">int </text:p>
          </table:table-cell>
          <table:table-cell table:style-name="Tableau5.C2" office:value-type="string">
            <text:p text:style-name="P1">Internal reference to the quality provided</text:p>
          </table:table-cell>
        </table:table-row>
        <table:table-row>
          <table:table-cell table:style-name="Tableau5.A2" office:value-type="string">
            <text:p text:style-name="P1">qtt_in_min</text:p>
          </table:table-cell>
          <table:table-cell table:style-name="Tableau5.A2" office:value-type="string">
            <text:p text:style-name="P1">int8</text:p>
          </table:table-cell>
          <table:table-cell table:style-name="Tableau5.C2" table:number-rows-spanned="2" office:value-type="string">
            <text:p text:style-name="P1">Quantities received and provided by the agreement having the minimum <text:span text:style-name="T1">ω</text:span></text:p>
          </table:table-cell>
        </table:table-row>
        <table:table-row>
          <table:table-cell table:style-name="Tableau5.A2" office:value-type="string">
            <text:p text:style-name="P1">qtt_out_min</text:p>
          </table:table-cell>
          <table:table-cell table:style-name="Tableau5.A2" office:value-type="string">
            <text:p text:style-name="P1">int8</text:p>
          </table:table-cell>
          <table:covered-table-cell/>
        </table:table-row>
        <table:table-row>
          <table:table-cell table:style-name="Tableau5.A2" office:value-type="string">
            <text:p text:style-name="P1">qtt_in_max</text:p>
          </table:table-cell>
          <table:table-cell table:style-name="Tableau5.A2" office:value-type="string">
            <text:p text:style-name="P1">int8</text:p>
          </table:table-cell>
          <table:table-cell table:style-name="Tableau5.C2" table:number-rows-spanned="2" office:value-type="string">
            <text:p text:style-name="P1">Quantities received and provided by the agreement having the maximum <text:span text:style-name="T1">ω</text:span></text:p>
          </table:table-cell>
        </table:table-row>
        <table:table-row>
          <table:table-cell table:style-name="Tableau5.A2" office:value-type="string">
            <text:p text:style-name="P1">qtt_out_max</text:p>
          </table:table-cell>
          <table:table-cell table:style-name="Tableau5.A2" office:value-type="string">
            <text:p text:style-name="P1">int8</text:p>
          </table:table-cell>
          <table:covered-table-cell/>
        </table:table-row>
        <table:table-row>
          <table:table-cell table:style-name="Tableau5.A2" office:value-type="string">
            <text:p text:style-name="P1">qtt_in_sum</text:p>
          </table:table-cell>
          <table:table-cell table:style-name="Tableau5.A2" office:value-type="string">
            <text:p text:style-name="P1">int8</text:p>
          </table:table-cell>
          <table:table-cell table:style-name="Tableau5.C2" table:number-rows-spanned="2" office:value-type="string">
            <text:p text:style-name="P1">Sum of quantities received and provided by flows produced</text:p>
            <text:p text:style-name="P1"/>
          </table:table-cell>
        </table:table-row>
        <table:table-row>
          <table:table-cell table:style-name="Tableau5.A2" office:value-type="string">
            <text:p text:style-name="P1">qtt_out_sum</text:p>
          </table:table-cell>
          <table:table-cell table:style-name="Tableau5.A2" office:value-type="string">
            <text:p text:style-name="P1">int8</text:p>
          </table:table-cell>
          <table:covered-table-cell/>
        </table:table-row>
        <table:table-row>
          <table:table-cell table:style-name="Tableau5.A2" office:value-type="string">
            <text:p text:style-name="P1">flows</text:p>
          </table:table-cell>
          <table:table-cell table:style-name="Tableau5.A2" office:value-type="string">
            <text:p text:style-name="P1">yflow[]</text:p>
          </table:table-cell>
          <table:table-cell table:style-name="Tableau5.C2" office:value-type="string">
            <text:p text:style-name="P1">The list of agreements produced</text:p>
          </table:table-cell>
        </table:table-row>
      </table:table>
      <text:p text:style-name="P1"/>
      <text:h text:style-name="Heading_20_3" text:outline-level="3">fremoveorder </text:h>
      <text:p text:style-name="code-imformatique">SELECT fremoveorder(_uuid text) </text:p>
      <text:p text:style-name="P1"/>
      <text:p text:style-name="P1">conditions:</text:p>
      <text:list xml:id="list911653034" text:style-name="L6">
        <text:list-item>
          <text:p text:style-name="P28">an order with the label <text:span text:style-name="variable_5f_math">_uuid</text:span> exists</text:p>
        </text:list-item>
      </text:list>
      <text:p text:style-name="P1">The order is removed from the order book. </text:p>
      <text:p text:style-name="P1">Returns a row representing the order just removed, as the view <text:span text:style-name="variable_5f_math">vorder</text:span> does.</text:p>
      <text:h text:style-name="Heading_20_3" text:outline-level="3">fremoveagreement</text:h>
      <text:p text:style-name="code-imformatique">SELECT fremovemvt(_uuid text)</text:p>
      <text:p text:style-name="P1">conditions :</text:p>
      <text:list xml:id="list1600204290" text:style-name="L7">
        <text:list-item>
          <text:p text:style-name="P29">a movement <text:span text:style-name="variable_5f_math">_uuid</text:span> exists</text:p>
        </text:list-item>
      </text:list>
      <text:p text:style-name="P1">The function is called by a client when all movements of the exchange are red from the table of <text:soft-page-break/>movements. It the movements _uuid into the table <text:span text:style-name="variable_5f_math">tmvtremoved</text:span> if the movement belongs to this client to.<text:span text:style-name="T7"> <text:s/>The function returns an integer that is the number of movements removed.</text:span></text:p>
      <text:h text:style-name="Heading_20_3" text:outline-level="3">fcreateuser </text:h>
      <text:p text:style-name="code-imformatique">SELECT fcreateuser(_username text) </text:p>
      <text:p text:style-name="P1"/>
      <text:p text:style-name="P1">The function creates the user and provides access to he database with the role client. It can only be executed by admin.</text:p>
      <text:h text:style-name="Heading_20_3" text:outline-level="3">fstats </text:h>
      <text:p text:style-name="code-imformatique">SELECT fstats(_extra bool) </text:p>
      <text:p text:style-name="P1"/>
      <text:p text:style-name="P1">gives general informations about the database: </text:p>
      <text:p text:style-name="P1"/>
      <table:table table:name="Tableau1" table:style-name="Tableau1">
        <table:table-column table:style-name="Tableau1.A"/>
        <table:table-column table:style-name="Tableau1.B"/>
        <table:table-row>
          <table:table-cell table:style-name="Tableau1.A1" office:value-type="string">
            <text:p text:style-name="Table_20_Contents">Column</text:p>
          </table:table-cell>
          <table:table-cell table:style-name="Tableau1.B1" office:value-type="string">
            <text:p text:style-name="Table_20_Contents">Type</text:p>
          </table:table-cell>
        </table:table-row>
        <table:table-row>
          <table:table-cell table:style-name="Tableau1.A2" office:value-type="string">
            <text:p text:style-name="Table_20_Contents"><text:s/>Number of qualities</text:p>
          </table:table-cell>
          <table:table-cell table:style-name="Tableau1.B2" office:value-type="string">
            <text:p text:style-name="Table_20_Contents"><text:s/>int</text:p>
          </table:table-cell>
        </table:table-row>
        <table:table-row>
          <table:table-cell table:style-name="Tableau1.A2" office:value-type="string">
            <text:p text:style-name="Table_20_Contents"><text:s/>Number of owners</text:p>
          </table:table-cell>
          <table:table-cell table:style-name="Tableau1.B2" office:value-type="string">
            <text:p text:style-name="Table_20_Contents"><text:s/>int</text:p>
          </table:table-cell>
        </table:table-row>
        <table:table-row>
          <table:table-cell table:style-name="Tableau1.A2" office:value-type="string">
            <text:p text:style-name="Table_20_Contents"><text:s/>Number of quote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order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movement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quotes remov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orders remov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movements remov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agreement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orders reject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For each agreement length, the numer of agreements</text:p>
          </table:table-cell>
          <table:table-cell table:style-name="Tableau1.B2" office:value-type="string">
            <text:p text:style-name="Table_20_Contents"><text:s/>int</text:p>
          </table:table-cell>
        </table:table-row>
      </table:table>
      <text:h text:style-name="Heading_20_3" text:outline-level="3"><text:bookmark-start text:name="__RefNumPara__3102_1708591245"/>vorder <text:bookmark-end text:name="__RefNumPara__3102_1708591245"/></text:h>
      <text:p text:style-name="P1">Gives a description of the order. </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text:s/>Column</text:p>
          </table:table-cell>
          <table:table-cell table:style-name="Tableau3.A1" office:value-type="string">
            <text:p text:style-name="Table_20_Contents">Type</text:p>
          </table:table-cell>
          <table:table-cell table:style-name="Tableau3.C1" office:value-type="string">
            <text:p text:style-name="Table_20_Contents">Meaning </text:p>
          </table:table-cell>
        </table:table-row>
        <table:table-row>
          <table:table-cell table:style-name="Tableau3.A2" office:value-type="string">
            <text:p text:style-name="Table_20_Contents">id</text:p>
          </table:table-cell>
          <table:table-cell table:style-name="Tableau3.A2" office:value-type="string">
            <text:p text:style-name="Table_20_Contents">int</text:p>
          </table:table-cell>
          <table:table-cell table:style-name="Tableau3.C2" office:value-type="string">
            <text:p text:style-name="Table_20_Contents">Internal reference of the order</text:p>
          </table:table-cell>
        </table:table-row>
        <table:table-row>
          <table:table-cell table:style-name="Tableau3.A2" office:value-type="string">
            <text:p text:style-name="Table_20_Contents">uuid</text:p>
          </table:table-cell>
          <table:table-cell table:style-name="Tableau3.A2" office:value-type="string">
            <text:p text:style-name="Table_20_Contents">text</text:p>
          </table:table-cell>
          <table:table-cell table:style-name="Tableau3.C2" office:value-type="string">
            <text:p text:style-name="Table_20_Contents">External reference of the order</text:p>
          </table:table-cell>
        </table:table-row>
        <table:table-row>
          <table:table-cell table:style-name="Tableau3.A2" office:value-type="string">
            <text:p text:style-name="Table_20_Contents">owner</text:p>
          </table:table-cell>
          <table:table-cell table:style-name="Tableau3.A2" office:value-type="string">
            <text:p text:style-name="Table_20_Contents">text</text:p>
          </table:table-cell>
          <table:table-cell table:style-name="Tableau3.C2" office:value-type="string">
            <text:p text:style-name="Table_20_Contents">Name of the owner</text:p>
          </table:table-cell>
        </table:table-row>
        <table:table-row>
          <table:table-cell table:style-name="Tableau3.A2" office:value-type="string">
            <text:p text:style-name="Table_20_Contents">qua_requ</text:p>
          </table:table-cell>
          <table:table-cell table:style-name="Tableau3.A2" office:value-type="string">
            <text:p text:style-name="Table_20_Contents">text</text:p>
          </table:table-cell>
          <table:table-cell table:style-name="Tableau3.C2" office:value-type="string">
            <text:p text:style-name="Table_20_Contents">Quality required</text:p>
          </table:table-cell>
        </table:table-row>
        <table:table-row>
          <table:table-cell table:style-name="Tableau3.A2" office:value-type="string">
            <text:p text:style-name="Table_20_Contents">qtt_requ</text:p>
          </table:table-cell>
          <table:table-cell table:style-name="Tableau3.A2" office:value-type="string">
            <text:p text:style-name="Table_20_Contents">int8</text:p>
          </table:table-cell>
          <table:table-cell table:style-name="Tableau3.C2" office:value-type="string">
            <text:p text:style-name="Table_20_Contents">Quantity required</text:p>
          </table:table-cell>
        </table:table-row>
        <table:table-row>
          <table:table-cell table:style-name="Tableau3.A2" office:value-type="string">
            <text:p text:style-name="Table_20_Contents">qua_requ</text:p>
          </table:table-cell>
          <table:table-cell table:style-name="Tableau3.A2" office:value-type="string">
            <text:p text:style-name="Table_20_Contents">text</text:p>
          </table:table-cell>
          <table:table-cell table:style-name="Tableau3.C2" office:value-type="string">
            <text:p text:style-name="Table_20_Contents">Quality required</text:p>
          </table:table-cell>
        </table:table-row>
        <table:table-row>
          <table:table-cell table:style-name="Tableau3.A2" office:value-type="string">
            <text:p text:style-name="Table_20_Contents">qtt_requ</text:p>
          </table:table-cell>
          <table:table-cell table:style-name="Tableau3.A2" office:value-type="string">
            <text:p text:style-name="Table_20_Contents">int8</text:p>
          </table:table-cell>
          <table:table-cell table:style-name="Tableau3.C2" office:value-type="string">
            <text:p text:style-name="Table_20_Contents">Quantity required</text:p>
          </table:table-cell>
        </table:table-row>
        <table:table-row>
          <table:table-cell table:style-name="Tableau3.A2" office:value-type="string">
            <text:p text:style-name="Table_20_Contents">qtt</text:p>
          </table:table-cell>
          <table:table-cell table:style-name="Tableau3.A2" office:value-type="string">
            <text:p text:style-name="Table_20_Contents">int8</text:p>
          </table:table-cell>
          <table:table-cell table:style-name="Tableau3.C2" office:value-type="string">
            <text:p text:style-name="Table_20_Contents">Quantity not yet exchanged for this order</text:p>
          </table:table-cell>
        </table:table-row>
        <table:table-row>
          <table:table-cell table:style-name="Tableau3.A2" office:value-type="string">
            <text:p text:style-name="Table_20_Contents">created</text:p>
          </table:table-cell>
          <table:table-cell table:style-name="Tableau3.A2" office:value-type="string">
            <text:p text:style-name="Table_20_Contents">timestamp</text:p>
          </table:table-cell>
          <table:table-cell table:style-name="Tableau3.C2" office:value-type="string">
            <text:p text:style-name="Table_20_Contents">Time when the order was inserted</text:p>
          </table:table-cell>
        </table:table-row>
        <text:soft-page-break/>
        <table:table-row>
          <table:table-cell table:style-name="Tableau3.A2" office:value-type="string">
            <text:p text:style-name="Table_20_Contents">updated</text:p>
          </table:table-cell>
          <table:table-cell table:style-name="Tableau3.A2" office:value-type="string">
            <text:p text:style-name="Table_20_Contents">timestamp</text:p>
          </table:table-cell>
          <table:table-cell table:style-name="Tableau3.C2" office:value-type="string">
            <text:p text:style-name="Table_20_Contents">Time when the order was last updated</text:p>
          </table:table-cell>
        </table:table-row>
      </table:table>
      <text:p text:style-name="P1"><text:tab/><text:tab/> </text:p>
      <text:p text:style-name="P1">examples </text:p>
      <text:p text:style-name="P15">SELECT * FROM vorder WHERE owner='jack'; </text:p>
      <text:p text:style-name="P1">List of orders owned by the owner '<text:span text:style-name="variable_5f_math">jack</text:span>'. </text:p>
      <text:h text:style-name="Heading_20_3" text:outline-level="3">vorderremoved </text:h>
      <text:p text:style-name="P1">Same as vorder.</text:p>
      <text:p text:style-name="P1">When the quantity left in order is 0, the order is appears in this view. When the order is removed by a client, it also appears here with a qtt &gt;0.</text:p>
      <text:p text:style-name="P5"/>
      <text:h text:style-name="Heading_20_3" text:outline-level="3"><text:bookmark-start text:name="__RefNumPara__1544_1246926326"/>vmvt <text:bookmark-end text:name="__RefNumPara__1544_1246926326"/></text:h>
      <text:p text:style-name="P1">It is the list of movements. </text:p>
      <table:table table:name="Tableau4" table:style-name="Tableau4">
        <table:table-column table:style-name="Tableau4.A"/>
        <table:table-column table:style-name="Tableau4.B"/>
        <table:table-column table:style-name="Tableau4.C"/>
        <table:table-row>
          <table:table-cell table:style-name="Tableau4.A1" office:value-type="string">
            <text:p text:style-name="P1">Column</text:p>
          </table:table-cell>
          <table:table-cell table:style-name="Tableau4.A1" office:value-type="string">
            <text:p text:style-name="P1">Type</text:p>
          </table:table-cell>
          <table:table-cell table:style-name="Tableau4.C1" office:value-type="string">
            <text:p text:style-name="P1">Meaning </text:p>
          </table:table-cell>
        </table:table-row>
        <table:table-row>
          <table:table-cell table:style-name="Tableau4.A2" office:value-type="string">
            <text:p text:style-name="P1">id</text:p>
          </table:table-cell>
          <table:table-cell table:style-name="Tableau4.A2" office:value-type="string">
            <text:p text:style-name="P1">int</text:p>
          </table:table-cell>
          <table:table-cell table:style-name="Tableau4.C2" office:value-type="string">
            <text:p text:style-name="P1">Internal id of the movement</text:p>
          </table:table-cell>
        </table:table-row>
        <table:table-row>
          <table:table-cell table:style-name="Tableau4.A2" office:value-type="string">
            <text:p text:style-name="P1">uuid</text:p>
          </table:table-cell>
          <table:table-cell table:style-name="Tableau4.A2" office:value-type="string">
            <text:p text:style-name="P1">text</text:p>
          </table:table-cell>
          <table:table-cell table:style-name="Tableau4.C2" office:value-type="string">
            <text:p text:style-name="P1">External reference of the movement (session id - id).</text:p>
          </table:table-cell>
        </table:table-row>
        <table:table-row>
          <table:table-cell table:style-name="Tableau4.A2" office:value-type="string">
            <text:p text:style-name="P1">nb</text:p>
          </table:table-cell>
          <table:table-cell table:style-name="Tableau4.A2" office:value-type="string">
            <text:p text:style-name="P1">int </text:p>
          </table:table-cell>
          <table:table-cell table:style-name="Tableau4.C2" office:value-type="string">
            <text:p text:style-name="P1">Number of movements of the agreement </text:p>
          </table:table-cell>
        </table:table-row>
        <table:table-row>
          <table:table-cell table:style-name="Tableau4.A2" office:value-type="string">
            <text:p text:style-name="P1">oruuid</text:p>
          </table:table-cell>
          <table:table-cell table:style-name="Tableau4.A2" office:value-type="string">
            <text:p text:style-name="P1">text</text:p>
          </table:table-cell>
          <table:table-cell table:style-name="Tableau4.C2" office:value-type="string">
            <text:p text:style-name="P1">Reference to the order that produced it</text:p>
          </table:table-cell>
        </table:table-row>
        <table:table-row>
          <table:table-cell table:style-name="Tableau4.A2" office:value-type="string">
            <text:p text:style-name="P1">grp</text:p>
          </table:table-cell>
          <table:table-cell table:style-name="Tableau4.A2" office:value-type="string">
            <text:p text:style-name="P1">int </text:p>
          </table:table-cell>
          <table:table-cell table:style-name="Tableau4.C2" office:value-type="string">
            <text:p text:style-name="P1">id of the agreement. It is the id of the first movement of this agreement.</text:p>
          </table:table-cell>
        </table:table-row>
        <table:table-row>
          <table:table-cell table:style-name="Tableau4.A2" office:value-type="string">
            <text:p text:style-name="P1">provider</text:p>
          </table:table-cell>
          <table:table-cell table:style-name="Tableau4.A2" office:value-type="string">
            <text:p text:style-name="P1">text</text:p>
          </table:table-cell>
          <table:table-cell table:style-name="Tableau4.C2" office:value-type="string">
            <text:p text:style-name="P1">Owner providing the value</text:p>
          </table:table-cell>
        </table:table-row>
        <table:table-row>
          <table:table-cell table:style-name="Tableau4.A2" office:value-type="string">
            <text:p text:style-name="P1">nat</text:p>
          </table:table-cell>
          <table:table-cell table:style-name="Tableau4.A2" office:value-type="string">
            <text:p text:style-name="P1">text</text:p>
          </table:table-cell>
          <table:table-cell table:style-name="Tableau4.C2" office:value-type="string">
            <text:p text:style-name="P1">Quality of the value moved</text:p>
          </table:table-cell>
        </table:table-row>
        <table:table-row>
          <table:table-cell table:style-name="Tableau4.A2" office:value-type="string">
            <text:p text:style-name="P1">qtt</text:p>
          </table:table-cell>
          <table:table-cell table:style-name="Tableau4.A2" office:value-type="string">
            <text:p text:style-name="P1">int8</text:p>
          </table:table-cell>
          <table:table-cell table:style-name="Tableau4.C2" office:value-type="string">
            <text:p text:style-name="P1">Quantity of the value moved</text:p>
          </table:table-cell>
        </table:table-row>
        <table:table-row>
          <table:table-cell table:style-name="Tableau4.A2" office:value-type="string">
            <text:p text:style-name="P1">receiver</text:p>
          </table:table-cell>
          <table:table-cell table:style-name="Tableau4.A2" office:value-type="string">
            <text:p text:style-name="P1">text</text:p>
          </table:table-cell>
          <table:table-cell table:style-name="Tableau4.C2" office:value-type="string">
            <text:p text:style-name="P1">Owner receiving the value</text:p>
          </table:table-cell>
        </table:table-row>
        <table:table-row>
          <table:table-cell table:style-name="Tableau4.A2" office:value-type="string">
            <text:p text:style-name="P1">created</text:p>
          </table:table-cell>
          <table:table-cell table:style-name="Tableau4.A2" office:value-type="string">
            <text:p text:style-name="P1">timestamp</text:p>
          </table:table-cell>
          <table:table-cell table:style-name="Tableau4.C2" office:value-type="string">
            <text:p text:style-name="P1">Time when the agreement was formed</text:p>
          </table:table-cell>
        </table:table-row>
      </table:table>
      <text:p text:style-name="P1"/>
      <text:p text:style-name="P1">examples: </text:p>
      <text:p text:style-name="code-imformatique">SELECT * FROM vmvt WHERE quality='gold'; </text:p>
      <text:p text:style-name="P1">List of movements of the quality '<text:span text:style-name="variable_5f_math">gold</text:span>'.</text:p>
      <text:h text:style-name="Heading_20_3" text:outline-level="3">vmvtremoved </text:h>
      <text:p text:style-name="P1">Same as vmvt but for the table tmvtremoved.</text:p>
      <text:h text:style-name="Heading_20_2" text:outline-level="2" text:is-list-header="true"><text:soft-page-break/></text:h>
      <text:h text:style-name="Heading_20_2" text:outline-level="2">Releases</text:h>
      <text:p text:style-name="petit-titre">0.1.0</text:p>
      <text:p text:style-name="Text_20_body">First release. Tests units are functional [Olivier Chaussavoine].</text:p>
      <text:p text:style-name="petit-titre">0.1.1</text:p>
      <text:p text:style-name="Text_20_body">Berkeley-db is resides in memory instead of files in $PGDATA. This increases global performance of searches. [Olivier Chaussavoine]</text:p>
      <text:p text:style-name="petit-titre">0.1.2</text:p>
      <text:p text:style-name="Text_20_body">rights of roles of the database model are defined globally using schemas instead of granted individually for each function. [Olivier Chaussavoine] </text:p>
      <text:p text:style-name="petit-titre">0.1.6</text:p>
      <text:p text:style-name="P1"><text:tab/>ported on postgres9.1.0</text:p>
      <text:p text:style-name="petit-titre">0.2.0</text:p>
      <text:p text:style-name="P1"><text:tab/>The use of berkeleydb is replaced by WITH .. SELECT of PostgreSQL. A new type “flow” is defined, containing low level calculations. Tests units are functional [Olivier Chaussavoine].</text:p>
      <text:p text:style-name="petit-titre">0.2.1</text:p>
      <text:p text:style-name="P1"><text:tab/>Memory allocation and code cleaned. Tests units are functional [Olivier Chaussavoine].</text:p>
      <text:p text:style-name="petit-titre">0.2.2</text:p>
      <text:p text:style-name="P1"><text:tab/>Core algorithms optimized. Tests units are functional [Olivier Chaussavoine].</text:p>
      <text:p text:style-name="P1"><text:tab/>ob_fget_omegas(np,nr) provides the list of all prices found, even those not requested. [Olivier Chaussavoine]</text:p>
      <text:p text:style-name="petit-titre">0.3.0</text:p>
      <text:p text:style-name="P1"><text:tab/>The constraint of acyclic graph is removed. Complete redesign. <text:s/>[Olivier Chaussavoine].</text:p>
      <text:p text:style-name="petit-titre">0.4.0</text:p>
      <text:p text:style-name="P1"><text:tab/>quote and prequote added. <text:s/>[Olivier Chaussavoine].</text:p>
      <text:p text:style-name="P1"><text:tab/>Order rejection mechanism added [Olivier Chaussavoine].</text:p>
      <text:p text:style-name="petit-titre">0.4.1</text:p>
      <text:p text:style-name="P1"><text:tab/>ported on postgreSql 9.2. <text:s/>[Olivier Chaussavoine].</text:p>
      <text:p text:style-name="P1"><text:tab/>Bug fixes [Olivier Chaussavoine].</text:p>
      <text:p text:style-name="petit-titre">0.4.2</text:p>
      <text:p text:style-name="P1"><text:tab/>Bug fixes [Olivier Chaussavoine].</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Courier 10 Pitch" svg:font-family="'Courier 10 Pitch'" style:font-adornments="Normal"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draw:marker draw:name="Arrow" svg:viewBox="0 0 20 30" svg:d="m10 0-10 30h20z"/>
    <draw:marker draw:name="Extrémités_20_de_20_flèche_20_2" draw:display-name="Extrémités de flèche 2" svg:viewBox="0 0 1131 902" svg:d="m564 0-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font-weight-asian="normal"/>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100%"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color="#000080"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fo:color="#000080"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paragraph-properties fo:margin="100%" fo:margin-left="1.409cm" fo:margin-right="0.101cm" fo:margin-top="0cm" fo:margin-bottom="0cm" fo:text-align="start" style:justify-single-word="false" fo:text-indent="0cm" style:auto-text-indent="false" fo:background-color="#c0c0c0" style:shadow="none">
        <style:background-image/>
      </style:paragraph-properties>
      <style:text-properties style:font-name="Arial"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100%" fo:margin-left="0cm" fo:margin-right="0cm" fo:margin-top="0cm" fo:margin-bottom="0cm" fo:text-indent="-0.019cm" style:auto-text-indent="false">
        <style:tab-stops/>
      </style:paragraph-properties>
      <style:text-properties fo:color="#000080"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1"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Chaussavoine</meta:initial-creator>
    <meta:creation-date>2011-08-21T17:36:32</meta:creation-date>
    <dc:date>2012-11-03T20:18:20</dc:date>
    <dc:creator>olivier chaussavoine</dc:creator>
    <meta:editing-duration>P4DT16H23M38S</meta:editing-duration>
    <meta:editing-cycles>135</meta:editing-cycles>
    <meta:generator>LibreOffice/3.5$Linux_X86_64 LibreOffice_project/350m1$Build-2</meta:generator>
    <meta:document-statistic meta:table-count="10" meta:image-count="0" meta:object-count="0" meta:page-count="19" meta:paragraph-count="673" meta:word-count="5151" meta:character-count="31291" meta:non-whitespace-character-count="26570"/>
  </office:meta>
</office:document-meta>
</file>